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Verdana1" svg:font-family="Verdana" style:font-adornments="Regular" style:font-family-generic="swiss"/>
    <style:font-face style:name="Roboto1" svg:font-family="Roboto" style:font-pitch="variable"/>
    <style:font-face style:name="Garamond" svg:font-family="Garamond"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Caladea" svg:font-family="Caladea" style:font-family-generic="swiss" style:font-pitch="variable"/>
    <style:font-face style:name="Verdana" svg:font-family="Verdana" style:font-family-generic="swiss" style:font-pitch="variable"/>
    <style:font-face style:name="Caladea1" svg:font-family="Caladea"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Roboto2"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loext:contextual-spacing="false" fo:margin-top="0.0835in" fo:margin-bottom="0in" fo:line-height="100%"/>
      <style:text-properties fo:color="#000000" style:font-name="Garamond" fo:font-size="14pt" fo:font-weight="bold" style:font-name-asian="Roboto2" style:font-size-asian="14pt" style:font-weight-asian="bold" style:font-name-complex="Roboto2" style:font-size-complex="14pt" style:font-weight-complex="bold"/>
    </style:style>
    <style:style style:name="P2" style:family="paragraph" style:parent-style-name="Standard">
      <style:paragraph-properties loext:contextual-spacing="false" fo:margin-top="0.0835in" fo:margin-bottom="0in" fo:line-height="100%">
        <style:tab-stops>
          <style:tab-stop style:position="0.2984in"/>
        </style:tab-stops>
      </style:paragraph-properties>
      <style:text-properties fo:color="#000000" style:font-name="Verdana" fo:font-size="9pt" style:font-name-asian="Roboto2" style:font-size-asian="9pt" style:font-name-complex="Roboto2" style:font-size-complex="9pt"/>
    </style:style>
    <style:style style:name="P3" style:family="paragraph" style:parent-style-name="Standard">
      <style:paragraph-properties loext:contextual-spacing="false" fo:margin-top="0.0835in" fo:margin-bottom="0in" fo:line-height="100%" fo:padding="0in" fo:border="none"/>
      <style:text-properties fo:color="#000000" style:font-name="Verdana" fo:font-size="9pt" style:font-name-asian="Roboto2" style:font-size-asian="9pt" style:font-name-complex="Roboto2" style:font-size-complex="9pt"/>
    </style:style>
    <style:style style:name="P4" style:family="paragraph" style:parent-style-name="Standard">
      <style:paragraph-properties loext:contextual-spacing="false" fo:margin-top="0.0835in" fo:margin-bottom="0in" fo:line-height="100%" fo:padding="0in" fo:border="none"/>
      <style:text-properties fo:color="#000000" style:font-name="Verdana" fo:font-size="9pt" style:font-size-asian="9pt" style:font-size-complex="9pt"/>
    </style:style>
    <style:style style:name="P5" style:family="paragraph" style:parent-style-name="Standard">
      <style:paragraph-properties loext:contextual-spacing="false" fo:margin-top="0.0835in" fo:margin-bottom="0in" fo:line-height="100%" fo:padding="0in" fo:border="none">
        <style:tab-stops/>
      </style:paragraph-properties>
      <style:text-properties fo:color="#000000" style:font-name="Verdana" fo:font-size="9pt" style:font-size-asian="9pt" style:font-size-complex="9pt"/>
    </style:style>
    <style:style style:name="P6" style:family="paragraph" style:parent-style-name="Standard">
      <style:paragraph-properties loext:contextual-spacing="false" fo:margin-top="0.0835in" fo:margin-bottom="0in" fo:line-height="100%" fo:padding="0in" fo:border="none">
        <style:tab-stops/>
      </style:paragraph-properties>
      <style:text-properties fo:color="#000000" style:font-name="Verdana" fo:font-size="2pt" fo:font-weight="normal" style:font-name-asian="Roboto2" style:font-size-asian="2pt" style:font-weight-asian="normal" style:font-name-complex="Roboto2" style:font-size-complex="2pt" style:font-weight-complex="normal"/>
    </style:style>
    <style:style style:name="P7" style:family="paragraph" style:parent-style-name="Standard">
      <style:paragraph-properties loext:contextual-spacing="false" fo:margin-top="0.0835in" fo:margin-bottom="0in" fo:line-height="100%" fo:padding="0in" fo:border="none"/>
      <style:text-properties fo:color="#000000" style:font-name="Garamond" fo:font-size="14pt" fo:font-weight="bold" style:font-name-asian="Roboto2" style:font-size-asian="14pt" style:font-weight-asian="bold" style:font-name-complex="Roboto2" style:font-size-complex="14pt"/>
    </style:style>
    <style:style style:name="P8" style:family="paragraph" style:parent-style-name="Standard">
      <style:paragraph-properties fo:margin-top="0.0835in" fo:margin-bottom="0in" fo:line-height="100%" fo:padding="0in" fo:border="none"/>
      <style:text-properties fo:font-size="9pt" style:font-size-asian="9pt" style:font-size-complex="9pt"/>
    </style:style>
    <style:style style:name="P9" style:family="paragraph" style:parent-style-name="Text_20_body">
      <style:paragraph-properties loext:contextual-spacing="false" fo:margin-top="0.0835in" fo:margin-bottom="0in" fo:line-height="100%" fo:padding="0in" fo:border="none">
        <style:tab-stops/>
      </style:paragraph-properties>
      <style:text-properties fo:color="#000000" style:font-name="Verdana" fo:font-size="9pt" style:font-size-asian="9pt" style:font-size-complex="9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tab-stop style:position="0.1992in"/>
          <style:tab-stop style:position="6.5035in"/>
        </style:tab-stops>
        <style:background-image/>
      </style:paragraph-properties>
      <style:text-properties style:font-name="Verdana" fo:font-size="9pt" style:font-size-asian="9pt" style:font-size-complex="9pt"/>
    </style:style>
    <style:style style:name="P12"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tab-stop style:position="0.2083in"/>
          <style:tab-stop style:position="6.5035in"/>
        </style:tab-stops>
        <style:background-image/>
      </style:paragraph-properties>
      <style:text-properties style:font-name="Verdana" fo:font-size="9pt" style:font-size-asian="9pt" style:font-size-complex="9pt"/>
    </style:style>
    <style:style style:name="P13"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tab-stop style:position="0.2898in"/>
        </style:tab-stops>
        <style:background-image/>
      </style:paragraph-properties>
      <style:text-properties style:font-name="Verdana" fo:font-size="10.5pt" style:font-size-asian="10.5pt" style:font-size-complex="10.5pt"/>
    </style:style>
    <style:style style:name="P14" style:family="paragraph" style:parent-style-name="Standard">
      <style:paragraph-properties loext:contextual-spacing="false" fo:margin-left="0in" fo:margin-right="0in" fo:margin-top="0in" fo:margin-bottom="0.111in" fo:line-height="100%" fo:text-indent="0in" style:auto-text-indent="false" fo:background-color="#ffffff" fo:padding-left="0in" fo:padding-right="0.0972in" fo:padding-top="0in" fo:padding-bottom="0in" fo:border="none">
        <style:background-image/>
      </style:paragraph-properties>
      <style:text-properties fo:color="#000000" style:font-name="Verdana" fo:font-size="9pt" style:font-name-asian="Roboto2" style:font-size-asian="9pt" style:font-name-complex="Roboto2" style:font-size-complex="9pt"/>
    </style:style>
    <style:style style:name="P15" style:family="paragraph" style:parent-style-name="Standard">
      <style:paragraph-properties loext:contextual-spacing="false" fo:margin-left="0in" fo:margin-right="0in" fo:margin-top="0in" fo:margin-bottom="0.111in" fo:line-height="100%" fo:text-indent="0in" style:auto-text-indent="false" fo:background-color="#ffffff" fo:padding-left="0in" fo:padding-right="0.0972in" fo:padding-top="0in" fo:padding-bottom="0in" fo:border="none">
        <style:tab-stops>
          <style:tab-stop style:position="6.5035in"/>
        </style:tab-stops>
        <style:background-image/>
      </style:paragraph-properties>
      <style:text-properties fo:color="#000000" style:font-name="Verdana" fo:font-size="9pt" style:font-name-asian="Roboto2" style:font-size-asian="9pt" style:font-name-complex="Roboto2" style:font-size-complex="9pt"/>
    </style:style>
    <style:style style:name="P16" style:family="paragraph" style:parent-style-name="Standard">
      <style:paragraph-properties loext:contextual-spacing="false" fo:margin-left="0in" fo:margin-right="0in" fo:margin-top="0in" fo:margin-bottom="0.111in" fo:line-height="100%" fo:text-indent="0in" style:auto-text-indent="false" fo:background-color="#ffffff" fo:padding-left="0in" fo:padding-right="0.0972in" fo:padding-top="0in" fo:padding-bottom="0in" fo:border="none">
        <style:tab-stops>
          <style:tab-stop style:position="0.1992in"/>
          <style:tab-stop style:position="6.5035in"/>
        </style:tab-stops>
        <style:background-image/>
      </style:paragraph-properties>
      <style:text-properties fo:color="#000000" style:font-name="Verdana" fo:font-size="9pt" style:font-name-asian="Roboto2" style:font-size-asian="9pt" style:font-name-complex="Roboto2" style:font-size-complex="9pt"/>
    </style:style>
    <style:style style:name="P17" style:family="paragraph" style:parent-style-name="Standard">
      <style:paragraph-properties loext:contextual-spacing="false" fo:margin-left="0in" fo:margin-right="0in" fo:margin-top="0in" fo:margin-bottom="0.111in" fo:line-height="100%" fo:text-indent="0in" style:auto-text-indent="false" fo:background-color="#ffffff" fo:padding-left="0in" fo:padding-right="0.0972in" fo:padding-top="0in" fo:padding-bottom="0in" fo:border="none">
        <style:tab-stops>
          <style:tab-stop style:position="0.2083in"/>
          <style:tab-stop style:position="6.5035in"/>
        </style:tab-stops>
        <style:background-image/>
      </style:paragraph-properties>
      <style:text-properties fo:color="#000000" style:font-name="Verdana" fo:font-size="9pt" style:font-name-asian="Roboto2" style:font-size-asian="9pt" style:font-name-complex="Roboto2" style:font-size-complex="9pt"/>
    </style:style>
    <style:style style:name="P18"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tab-stop style:position="0.2984in"/>
          <style:tab-stop style:position="6.5035in"/>
        </style:tab-stops>
        <style:background-image/>
      </style:paragraph-properties>
      <style:text-properties fo:color="#000000" style:font-name="Verdana" fo:font-size="9pt" style:font-name-asian="Roboto2" style:font-size-asian="9pt" style:font-name-complex="Roboto2" style:font-size-complex="9pt"/>
    </style:style>
    <style:style style:name="P19" style:family="paragraph" style:parent-style-name="Standard">
      <style:paragraph-properties loext:contextual-spacing="false" fo:margin-left="0in" fo:margin-right="0in" fo:margin-top="0in" fo:margin-bottom="0.111in" fo:line-height="100%" fo:text-indent="0in" style:auto-text-indent="false" fo:background-color="#ffffff" fo:padding-left="0in" fo:padding-right="0.0972in" fo:padding-top="0in" fo:padding-bottom="0in" fo:border="none">
        <style:tab-stops>
          <style:tab-stop style:position="0.2898in"/>
        </style:tab-stops>
        <style:background-image/>
      </style:paragraph-properties>
      <style:text-properties fo:color="#000000" style:font-name="Verdana" fo:font-size="9pt" style:font-name-asian="Roboto2" style:font-size-asian="9pt" style:font-name-complex="Roboto2" style:font-size-complex="9pt"/>
    </style:style>
    <style:style style:name="P20"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tab-stop style:position="6.5035in"/>
        </style:tab-stops>
        <style:background-image/>
      </style:paragraph-properties>
      <style:text-properties fo:color="#000000"/>
    </style:style>
    <style:style style:name="P21" style:family="paragraph" style:parent-style-name="Standard">
      <style:paragraph-properties loext:contextual-spacing="false" fo:margin-left="0in" fo:margin-right="0in" fo:margin-top="0in" fo:margin-bottom="0.111in" fo:line-height="100%" fo:text-align="start" style:justify-single-word="false" fo:text-indent="0in" style:auto-text-indent="false" fo:background-color="#ffffff" fo:padding-left="0in" fo:padding-right="0.0972in" fo:padding-top="0in" fo:padding-bottom="0in" fo:border="none">
        <style:background-image/>
      </style:paragraph-properties>
      <style:text-properties fo:color="#000000" style:font-name="Garamond" fo:font-size="2pt" fo:font-weight="bold" style:font-name-asian="Roboto2" style:font-size-asian="2pt" style:font-weight-asian="bold" style:font-name-complex="Roboto2" style:font-size-complex="2pt" style:font-weight-complex="bold"/>
    </style:style>
    <style:style style:name="P22" style:family="paragraph" style:parent-style-name="Standard">
      <style:paragraph-properties loext:contextual-spacing="false" fo:margin-left="0in" fo:margin-right="0in" fo:margin-top="0in" fo:margin-bottom="0.111in" fo:line-height="100%" fo:text-align="start" style:justify-single-word="false" fo:text-indent="0in" style:auto-text-indent="false" fo:background-color="#ffffff" fo:padding-left="0in" fo:padding-right="0.0972in" fo:padding-top="0in" fo:padding-bottom="0in" fo:border="none">
        <style:background-image/>
      </style:paragraph-properties>
      <style:text-properties fo:color="#000000" style:font-name="Garamond" fo:font-size="14pt" fo:font-weight="bold" style:font-name-asian="Roboto2" style:font-size-asian="14pt" style:font-weight-asian="bold" style:font-name-complex="Roboto2" style:font-size-complex="14pt" style:font-weight-complex="bold"/>
    </style:style>
    <style:style style:name="P23" style:family="paragraph" style:parent-style-name="Standard">
      <style:paragraph-properties loext:contextual-spacing="false" fo:margin-left="0in" fo:margin-right="0in" fo:margin-top="0in" fo:margin-bottom="0.111in" fo:line-height="100%" fo:text-indent="0in" style:auto-text-indent="false" fo:background-color="#ffffff" fo:padding-left="0in" fo:padding-right="0.0972in" fo:padding-top="0in" fo:padding-bottom="0in" fo:border="none">
        <style:tab-stops>
          <style:tab-stop style:position="0.0902in"/>
        </style:tab-stops>
        <style:background-image/>
      </style:paragraph-properties>
      <style:text-properties fo:color="#000000" style:font-name="Garamond" fo:font-size="14pt" fo:font-weight="bold" style:font-name-asian="Roboto2" style:font-size-asian="14pt" style:font-weight-asian="bold" style:font-name-complex="Roboto2" style:font-size-complex="14pt"/>
    </style:style>
    <style:style style:name="P24"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background-image/>
      </style:paragraph-properties>
      <style:text-properties fo:font-size="9pt" style:font-size-asian="9pt" style:font-size-complex="9pt"/>
    </style:style>
    <style:style style:name="P25"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tab-stop style:position="0.1992in"/>
          <style:tab-stop style:position="6.5035in"/>
        </style:tab-stops>
        <style:background-image/>
      </style:paragraph-properties>
      <style:text-properties fo:font-size="9pt" style:font-size-asian="9pt" style:font-size-complex="9pt"/>
    </style:style>
    <style:style style:name="P26"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tab-stop style:position="0.2984in"/>
          <style:tab-stop style:position="6.5035in"/>
        </style:tab-stops>
        <style:background-image/>
      </style:paragraph-properties>
      <style:text-properties fo:font-size="9pt" style:font-size-asian="9pt" style:font-size-complex="9pt"/>
    </style:style>
    <style:style style:name="P27"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tab-stop style:position="0.1992in"/>
          <style:tab-stop style:position="5.9874in"/>
        </style:tab-stops>
        <style:background-image/>
      </style:paragraph-properties>
      <style:text-properties fo:font-variant="normal" fo:text-transform="none" fo:color="#000000" style:text-line-through-style="none" style:font-name="Verdana" fo:font-size="9pt" fo:font-style="normal" style:text-underline-style="none" fo:font-weight="normal" style:text-blinking="false" fo:background-color="transparent" style:font-name-asian="Roboto2" style:font-size-asian="9pt" style:font-weight-asian="normal" style:font-name-complex="Roboto2" style:font-size-complex="9pt" style:font-weight-complex="normal"/>
    </style:style>
    <style:style style:name="P28"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background-image/>
      </style:paragraph-properties>
      <style:text-properties fo:font-variant="normal" fo:text-transform="none" fo:color="#000000" style:text-line-through-style="none" style:font-name="Verdana" fo:font-size="9pt" fo:letter-spacing="normal" fo:font-style="normal" style:text-underline-style="none" fo:font-weight="normal" style:text-blinking="false" fo:background-color="transparent" style:font-name-asian="Roboto2" style:font-size-asian="9pt" style:font-weight-asian="normal" style:font-name-complex="Roboto2" style:font-size-complex="9pt" style:font-weight-complex="normal"/>
    </style:style>
    <style:style style:name="P29"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background-image/>
      </style:paragraph-properties>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P30" style:family="paragraph" style:parent-style-name="Standard">
      <style:paragraph-properties loext:contextual-spacing="false" fo:margin-left="0in" fo:margin-right="0in" fo:margin-top="0in" fo:margin-bottom="0.111in" fo:line-height="100%" fo:text-indent="0in" style:auto-text-indent="false" fo:background-color="#ffffff" fo:padding-left="0in" fo:padding-right="0.0972in" fo:padding-top="0in" fo:padding-bottom="0in" fo:border="none">
        <style:background-image/>
      </style:paragraph-properties>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P31"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background-image/>
      </style:paragraph-properties>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P32" style:family="paragraph" style:parent-style-name="Standard">
      <style:paragraph-properties loext:contextual-spacing="false" fo:margin-left="0in" fo:margin-right="0in" fo:margin-top="0in" fo:margin-bottom="0.111in" fo:line-height="100%" fo:text-indent="0in" style:auto-text-indent="false" fo:background-color="#ffffff" fo:padding-left="0in" fo:padding-right="0.0972in" fo:padding-top="0in" fo:padding-bottom="0in" fo:border="none">
        <style:tab-stops>
          <style:tab-stop style:position="0.1992in"/>
          <style:tab-stop style:position="6.5035in"/>
        </style:tab-stops>
        <style:background-image/>
      </style:paragraph-properties>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P33"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background-image/>
      </style:paragraph-properties>
      <style:text-properties fo:font-variant="normal" fo:text-transform="none" fo:color="#000000" style:font-name="Verdana" fo:font-size="9pt" fo:letter-spacing="normal" fo:font-style="normal" fo:font-weight="normal" style:font-name-asian="Roboto2" style:font-size-asian="9pt" style:font-weight-asian="normal" style:font-name-complex="Roboto2" style:font-size-complex="9pt" style:font-weight-complex="normal"/>
    </style:style>
    <style:style style:name="P34"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tab-stop style:position="0.1992in"/>
          <style:tab-stop style:position="6.0055in"/>
        </style:tab-stops>
        <style:background-image/>
      </style:paragraph-properties>
      <style:text-properties fo:font-variant="normal" fo:text-transform="none" fo:color="#000000" style:font-name="Verdana" fo:font-size="9pt" fo:letter-spacing="normal" fo:font-style="normal" fo:font-weight="normal" style:font-name-asian="Roboto2" style:font-size-asian="9pt" style:font-weight-asian="normal" style:font-name-complex="Roboto2" style:font-size-complex="9pt" style:font-weight-complex="normal"/>
    </style:style>
    <style:style style:name="P35"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tab-stop style:position="0.1992in"/>
          <style:tab-stop style:position="6.5035in"/>
        </style:tab-stops>
        <style:background-image/>
      </style:paragraph-properties>
      <style:text-properties fo:font-variant="normal" fo:text-transform="none" fo:color="#000000" style:font-name="Verdana" fo:font-size="9pt" fo:letter-spacing="normal" fo:font-style="normal" fo:font-weight="bold" style:font-size-asian="9pt" style:font-size-complex="9pt"/>
    </style:style>
    <style:style style:name="P36"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tab-stop style:position="0.1992in"/>
          <style:tab-stop style:position="6.1957in"/>
        </style:tab-stops>
        <style:background-image/>
      </style:paragraph-properties>
    </style:style>
    <style:style style:name="P37" style:family="paragraph" style:parent-style-name="Standard">
      <style:paragraph-properties fo:margin-left="0in" fo:margin-right="0in" fo:margin-top="0in" fo:margin-bottom="0.111in" fo:line-height="100%" fo:text-indent="0in" style:auto-text-indent="false" fo:background-color="#ffffff" fo:padding-left="0in" fo:padding-right="0.0972in" fo:padding-top="0in" fo:padding-bottom="0in" fo:border="none">
        <style:tab-stops>
          <style:tab-stop style:position="0.1992in"/>
          <style:tab-stop style:position="6.5035in"/>
        </style:tab-stops>
        <style:background-image/>
      </style:paragraph-properties>
    </style:style>
    <style:style style:name="P38" style:family="paragraph" style:parent-style-name="Text_20_body">
      <style:paragraph-properties loext:contextual-spacing="false" fo:margin-left="0in" fo:margin-right="0in" fo:margin-top="0in" fo:margin-bottom="0.111in" fo:line-height="100%" fo:text-indent="0in" style:auto-text-indent="false" fo:background-color="#ffffff" fo:padding-left="0in" fo:padding-right="0.0972in" fo:padding-top="0in" fo:padding-bottom="0in" fo:border="none">
        <style:tab-stops>
          <style:tab-stop style:position="0.1992in"/>
          <style:tab-stop style:position="6.5035in"/>
        </style:tab-stops>
        <style:background-image/>
      </style:paragraph-properties>
      <style:text-properties fo:color="#000000" style:font-name="Verdana" fo:font-size="9pt" fo:font-weight="normal" style:font-name-asian="Roboto2" style:font-size-asian="9pt" style:font-name-complex="Roboto2" style:font-size-complex="9pt"/>
    </style:style>
    <style:style style:name="P39" style:family="paragraph" style:parent-style-name="Standard" style:master-page-name="">
      <style:paragraph-properties loext:contextual-spacing="false" fo:margin-left="0in" fo:margin-right="0in" fo:margin-top="0in" fo:margin-bottom="0.111in" fo:line-height="100%" fo:text-indent="0in" style:auto-text-indent="false" style:page-number="auto" fo:background-color="#ffffff" fo:padding-left="0in" fo:padding-right="0.0972in" fo:padding-top="0in" fo:padding-bottom="0in" fo:border="none">
        <style:tab-stops>
          <style:tab-stop style:position="0.2898in"/>
        </style:tab-stops>
        <style:background-image/>
      </style:paragraph-properties>
      <style:text-properties fo:color="#000000" style:font-name="Verdana" fo:font-size="9pt" style:font-name-asian="Roboto2" style:font-size-asian="9pt" style:font-name-complex="Roboto2" style:font-size-complex="9pt"/>
    </style:style>
    <style:style style:name="P40" style:family="paragraph" style:parent-style-name="Standard">
      <style:paragraph-properties loext:contextual-spacing="false" fo:margin-left="0in" fo:margin-right="0in" fo:margin-top="0in" fo:margin-bottom="0.0201in" fo:line-height="100%" fo:text-align="center" style:justify-single-word="false" fo:text-indent="0in" style:auto-text-indent="false" fo:padding-left="0in" fo:padding-right="0.0972in" fo:padding-top="0in" fo:padding-bottom="0in" fo:border="none"/>
      <style:text-properties fo:color="#000000" style:font-name="Garamond" fo:font-size="14pt" fo:font-weight="bold" style:font-name-asian="Roboto2" style:font-size-asian="14pt" style:font-weight-asian="bold" style:font-name-complex="Roboto2" style:font-size-complex="14pt" style:font-weight-complex="bold"/>
    </style:style>
    <style:style style:name="P41" style:family="paragraph" style:parent-style-name="Text_20_body">
      <style:paragraph-properties fo:margin-left="0in" fo:margin-right="0in" fo:orphans="2" fo:widows="2" fo:text-indent="0in" style:auto-text-indent="false"/>
      <style:text-properties fo:color="#000000" style:font-name="Verdana" fo:font-size="9pt" style:font-size-asian="9pt" style:font-size-complex="9pt"/>
    </style:style>
    <style:style style:name="P42"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9pt" fo:letter-spacing="normal" fo:font-style="normal" fo:font-weight="normal" style:font-size-asian="9pt" style:font-size-complex="9pt"/>
    </style:style>
    <style:style style:name="P43" style:family="paragraph" style:parent-style-name="Text_20_body">
      <style:paragraph-properties fo:margin-left="0in" fo:margin-right="0in" fo:margin-top="0in" fo:margin-bottom="0in" fo:line-height="100%" fo:text-align="start" style:justify-single-word="false" fo:orphans="2" fo:widows="2" fo:text-indent="0in" style:auto-text-indent="false" fo:background-color="#ffffff" fo:padding="0in" fo:border="none">
        <style:background-image/>
      </style:paragraph-properties>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P44" style:family="paragraph" style:parent-style-name="Standard">
      <style:paragraph-properties loext:contextual-spacing="false" fo:margin-left="0in" fo:margin-right="0in" fo:margin-top="0.0835in" fo:margin-bottom="0in" fo:line-height="100%" fo:text-align="start" style:justify-single-word="false" fo:text-indent="0in" style:auto-text-indent="false" fo:background-color="#ffffff" fo:padding-left="0in" fo:padding-right="0.0972in" fo:padding-top="0in" fo:padding-bottom="0in" fo:border="none">
        <style:background-image/>
      </style:paragraph-properties>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P45" style:family="paragraph" style:parent-style-name="Standard">
      <style:paragraph-properties loext:contextual-spacing="false" fo:margin-left="0in" fo:margin-right="0in" fo:margin-top="0.0835in" fo:margin-bottom="0in" fo:line-height="100%" fo:text-align="start" style:justify-single-word="false" fo:text-indent="0in" style:auto-text-indent="false" fo:background-color="#ffffff" fo:padding-left="0in" fo:padding-right="0.0972in" fo:padding-top="0in" fo:padding-bottom="0in" fo:border="none">
        <style:background-image/>
      </style:paragraph-properties>
      <style:text-properties fo:font-variant="normal" fo:text-transform="none" fo:color="#000000" style:font-name="Verdana" fo:font-size="9pt" fo:letter-spacing="normal" fo:font-style="normal" style:text-underline-style="none" fo:font-weight="normal" style:font-name-asian="Roboto2" style:font-size-asian="9pt" style:font-weight-asian="bold" style:font-name-complex="Roboto2" style:font-size-complex="9pt" style:font-weight-complex="bold"/>
    </style:style>
    <style:style style:name="P46" style:family="paragraph" style:parent-style-name="Standard">
      <style:paragraph-properties fo:margin-top="0in" fo:margin-bottom="0.111in" fo:line-height="100%" fo:background-color="#ffffff" fo:padding-left="0in" fo:padding-right="0.0972in" fo:padding-top="0in" fo:padding-bottom="0in" fo:border="none">
        <style:tab-stops>
          <style:tab-stop style:position="6.5035in"/>
        </style:tab-stops>
        <style:background-image/>
      </style:paragraph-properties>
      <style:text-properties fo:color="#000000" style:font-name="Verdana" fo:font-size="9pt" style:font-name-asian="Roboto2" style:font-size-asian="9pt" style:font-name-complex="Roboto2" style:font-size-complex="9pt"/>
    </style:style>
    <style:style style:name="P47" style:family="paragraph" style:parent-style-name="Standard">
      <style:paragraph-properties loext:contextual-spacing="false" fo:margin-top="0in" fo:margin-bottom="0.111in" fo:line-height="100%" fo:background-color="#ffffff" fo:padding-left="0in" fo:padding-right="0.0972in" fo:padding-top="0in" fo:padding-bottom="0in" fo:border="none">
        <style:tab-stops>
          <style:tab-stop style:position="0.1992in"/>
          <style:tab-stop style:position="6.5035in"/>
        </style:tab-stops>
        <style:background-image/>
      </style:paragraph-properties>
      <style:text-properties fo:color="#000000" style:font-name="Verdana" fo:font-size="9pt" style:font-name-asian="Roboto2" style:font-size-asian="9pt" style:font-name-complex="Roboto2" style:font-size-complex="9pt"/>
    </style:style>
    <style:style style:name="P48" style:family="paragraph" style:parent-style-name="Standard">
      <style:paragraph-properties loext:contextual-spacing="true" fo:margin-left="0in" fo:margin-right="0.1665in" fo:margin-top="0.0555in" fo:margin-bottom="0.111in" fo:line-height="100%" fo:text-indent="0in" style:auto-text-indent="false" fo:padding-left="0in" fo:padding-right="0in" fo:padding-top="0in" fo:padding-bottom="0.0417in" fo:border="none">
        <style:tab-stops>
          <style:tab-stop style:position="0.1992in"/>
          <style:tab-stop style:position="6.5035in"/>
        </style:tab-stops>
      </style:paragraph-properties>
      <style:text-properties fo:color="#000000" style:font-name="Verdana" fo:font-size="9pt" style:font-name-asian="Roboto2" style:font-size-asian="9pt" style:font-name-complex="Roboto2" style:font-size-complex="9pt"/>
    </style:style>
    <style:style style:name="P49" style:family="paragraph" style:parent-style-name="Standard">
      <style:paragraph-properties loext:contextual-spacing="true" fo:margin-left="0in" fo:margin-right="0.1665in" fo:margin-top="0.0555in" fo:margin-bottom="0.111in" fo:line-height="100%" fo:text-indent="0in" style:auto-text-indent="false" fo:padding-left="0in" fo:padding-right="0in" fo:padding-top="0in" fo:padding-bottom="0.0417in" fo:border="none"/>
      <style:text-properties fo:color="#000000" style:font-name="Garamond" fo:font-size="14pt" fo:font-weight="bold" style:font-name-asian="Roboto2" style:font-size-asian="14pt" style:font-weight-asian="bold" style:font-name-complex="Roboto2" style:font-size-complex="14pt" style:font-weight-complex="bold"/>
    </style:style>
    <style:style style:name="P50" style:family="paragraph" style:parent-style-name="Standard">
      <style:paragraph-properties loext:contextual-spacing="true" fo:margin-top="0.0555in" fo:margin-bottom="0.111in" fo:line-height="100%" fo:padding-left="0in" fo:padding-right="0in" fo:padding-top="0in" fo:padding-bottom="0.0417in" fo:border="none"/>
      <style:text-properties fo:color="#000000" style:font-name="Verdana" fo:font-size="9pt" style:font-name-asian="Roboto2" style:font-size-asian="9pt" style:font-name-complex="Roboto2" style:font-size-complex="9pt"/>
    </style:style>
    <style:style style:name="P51" style:family="paragraph" style:parent-style-name="Standard">
      <style:paragraph-properties loext:contextual-spacing="false" fo:margin-top="0in" fo:margin-bottom="0.0201in" fo:line-height="100%" fo:text-align="center" style:justify-single-word="false"/>
      <style:text-properties fo:color="#000000" style:font-name="Garamond" fo:font-size="14pt" fo:font-weight="bold" style:font-size-asian="14pt" style:font-weight-asian="bold" style:font-size-complex="14pt" style:font-weight-complex="bold"/>
    </style:style>
    <style:style style:name="P52" style:family="paragraph" style:parent-style-name="Standard" style:master-page-name="">
      <style:paragraph-properties loext:contextual-spacing="false" fo:margin-left="0.2602in" fo:margin-right="0.2083in" fo:margin-top="0.0835in" fo:margin-bottom="0in" fo:line-height="100%" fo:text-indent="0in" style:auto-text-indent="false" style:page-number="auto"/>
      <style:text-properties fo:color="#000000" style:font-name="Verdana" fo:font-size="9pt" style:font-name-asian="Roboto2" style:font-size-asian="9pt" style:font-name-complex="Roboto2" style:font-size-complex="9pt"/>
    </style:style>
    <style:style style:name="P53" style:family="paragraph" style:parent-style-name="Text_20_body">
      <style:paragraph-properties fo:margin-top="0in" fo:margin-bottom="0in" fo:line-height="120%" style:writing-mode="lr-tb">
        <style:tab-stops>
          <style:tab-stop style:position="0.2984in"/>
        </style:tab-stops>
      </style:paragraph-properties>
      <style:text-properties style:font-name="Verdana" fo:font-size="9pt" style:font-size-asian="9pt" style:font-size-complex="9pt"/>
    </style:style>
    <style:style style:name="P54" style:family="paragraph" style:parent-style-name="Text_20_body">
      <style:paragraph-properties loext:contextual-spacing="false" fo:margin-left="0in" fo:margin-right="0in" fo:margin-top="0in" fo:margin-bottom="0.111in" fo:line-height="100%" fo:text-indent="0in" style:auto-text-indent="false" fo:background-color="#ffffff" fo:padding-left="0in" fo:padding-right="0.0972in" fo:padding-top="0in" fo:padding-bottom="0in" fo:border="none">
        <style:tab-stops>
          <style:tab-stop style:position="0.1992in"/>
          <style:tab-stop style:position="6.5035in"/>
        </style:tab-stops>
        <style:background-image/>
      </style:paragraph-properties>
      <style:text-properties fo:font-variant="normal" fo:text-transform="none" fo:color="#000000" style:text-line-through-style="none" style:font-name="Verdana" fo:font-size="9pt" fo:font-style="normal" style:text-underline-style="none" fo:font-weight="normal" style:text-blinking="false" fo:background-color="transparent" style:font-name-asian="Roboto2" style:font-size-asian="9pt" style:font-weight-asian="normal" style:font-name-complex="Roboto2" style:font-size-complex="9pt" style:font-weight-complex="normal"/>
    </style:style>
    <style:style style:name="P55" style:family="paragraph" style:parent-style-name="Standard" style:list-style-name="L1">
      <style:paragraph-properties fo:margin-top="0in" fo:margin-bottom="0.111in" fo:line-height="100%" fo:background-color="#ffffff" fo:padding-left="0in" fo:padding-right="0.0972in" fo:padding-top="0in" fo:padding-bottom="0in" fo:border="none">
        <style:background-image/>
      </style:paragraph-properties>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P56" style:family="paragraph" style:parent-style-name="Standard" style:list-style-name="L2">
      <style:paragraph-properties fo:margin-top="0in" fo:margin-bottom="0.111in" fo:line-height="100%" fo:background-color="#ffffff" fo:padding-left="0in" fo:padding-right="0.0972in" fo:padding-top="0in" fo:padding-bottom="0in" fo:border="none">
        <style:background-image/>
      </style:paragraph-properties>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P57" style:family="paragraph" style:parent-style-name="Standard" style:list-style-name="L2">
      <style:paragraph-properties loext:contextual-spacing="false" fo:margin-top="0in" fo:margin-bottom="0.111in" fo:line-height="100%" fo:background-color="#ffffff" fo:padding-left="0in" fo:padding-right="0.0972in" fo:padding-top="0in" fo:padding-bottom="0in" fo:border="none">
        <style:background-image/>
      </style:paragraph-properties>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P58" style:family="paragraph" style:parent-style-name="Standard" style:list-style-name="L1">
      <style:paragraph-properties loext:contextual-spacing="true" fo:margin-top="0in" fo:margin-bottom="0.111in" fo:line-height="100%" fo:background-color="#ffffff" fo:padding-left="0in" fo:padding-right="0.0972in" fo:padding-top="0in" fo:padding-bottom="0in" fo:border="none">
        <style:tab-stops>
          <style:tab-stop style:position="0.3126in"/>
        </style:tab-stops>
        <style:background-image/>
      </style:paragraph-properties>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P59" style:family="paragraph" style:parent-style-name="Standard" style:list-style-name="L1">
      <style:paragraph-properties loext:contextual-spacing="false" fo:margin-top="0in" fo:margin-bottom="0.111in" fo:line-height="100%" fo:background-color="#ffffff" fo:padding-left="0in" fo:padding-right="0.0972in" fo:padding-top="0in" fo:padding-bottom="0in" fo:border="none">
        <style:tab-stops>
          <style:tab-stop style:position="0.2898in"/>
        </style:tab-stops>
        <style:background-image/>
      </style:paragraph-properties>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P60" style:family="paragraph" style:parent-style-name="Standard" style:list-style-name="L1">
      <style:paragraph-properties loext:contextual-spacing="false" fo:margin-top="0in" fo:margin-bottom="0.111in" fo:line-height="100%" fo:background-color="#ffffff" fo:padding-left="0in" fo:padding-right="0.0972in" fo:padding-top="0in" fo:padding-bottom="0in" fo:border="none">
        <style:tab-stops>
          <style:tab-stop style:position="0.2984in"/>
        </style:tab-stops>
        <style:background-image/>
      </style:paragraph-properties>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P61" style:family="paragraph" style:parent-style-name="Standard" style:list-style-name="L1">
      <style:paragraph-properties loext:contextual-spacing="false" fo:margin-top="0in" fo:margin-bottom="0.111in" fo:line-height="100%" fo:background-color="#ffffff" fo:padding-left="0in" fo:padding-right="0.0972in" fo:padding-top="0in" fo:padding-bottom="0in" fo:border="none">
        <style:tab-stops>
          <style:tab-stop style:position="0.3075in"/>
        </style:tab-stops>
        <style:background-image/>
      </style:paragraph-properties>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P62" style:family="paragraph" style:parent-style-name="Standard" style:list-style-name="L2">
      <style:paragraph-properties fo:margin-top="0in" fo:margin-bottom="0.111in" fo:line-height="100%" fo:background-color="#ffffff" fo:padding-left="0in" fo:padding-right="0.0972in" fo:padding-top="0in" fo:padding-bottom="0in" fo:border="none">
        <style:background-image/>
      </style:paragraph-properties>
      <style:text-properties fo:font-variant="normal" fo:text-transform="none" fo:color="#000000" style:font-name="Verdana" fo:font-size="9pt" fo:letter-spacing="normal" fo:font-style="normal" fo:font-weight="normal" style:font-name-asian="Roboto2" style:font-size-asian="9pt" style:font-weight-asian="normal" style:font-name-complex="Roboto2" style:font-size-complex="9pt" style:font-weight-complex="normal"/>
    </style:style>
    <style:style style:name="P63" style:family="paragraph" style:parent-style-name="Standard" style:list-style-name="L1">
      <style:paragraph-properties fo:margin-top="0in" fo:margin-bottom="0.111in" fo:line-height="100%" fo:background-color="#ffffff" fo:padding-left="0in" fo:padding-right="0.0972in" fo:padding-top="0in" fo:padding-bottom="0in" fo:border="none">
        <style:background-image/>
      </style:paragraph-properties>
      <style:text-properties fo:color="#000000" style:font-name="Verdana" fo:font-size="9pt" style:font-name-asian="Roboto2" style:font-size-asian="9pt" style:font-name-complex="Roboto2" style:font-size-complex="9pt"/>
    </style:style>
    <style:style style:name="P64" style:family="paragraph" style:parent-style-name="Standard" style:list-style-name="L2">
      <style:paragraph-properties loext:contextual-spacing="false" fo:margin-top="0in" fo:margin-bottom="0.111in" fo:line-height="100%" fo:background-color="#ffffff" fo:padding-left="0in" fo:padding-right="0.0972in" fo:padding-top="0in" fo:padding-bottom="0in" fo:border="none">
        <style:background-image/>
      </style:paragraph-properties>
      <style:text-properties fo:color="#000000" style:font-name="Verdana" fo:font-size="9pt" style:font-name-asian="Roboto2" style:font-size-asian="9pt" style:font-name-complex="Roboto2" style:font-size-complex="9pt"/>
    </style:style>
    <style:style style:name="P65" style:family="paragraph" style:parent-style-name="Standard" style:list-style-name="L1">
      <style:paragraph-properties loext:contextual-spacing="true" fo:margin-top="0in" fo:margin-bottom="0.111in" fo:line-height="100%" fo:background-color="#ffffff" fo:padding-left="0in" fo:padding-right="0.0972in" fo:padding-top="0in" fo:padding-bottom="0in" fo:border="none">
        <style:tab-stops/>
        <style:background-image/>
      </style:paragraph-properties>
      <style:text-properties fo:color="#000000" style:font-name="Verdana" fo:font-size="9pt" style:font-name-asian="Roboto2" style:font-size-asian="9pt" style:font-name-complex="Roboto2" style:font-size-complex="9pt"/>
    </style:style>
    <style:style style:name="P66" style:family="paragraph" style:parent-style-name="Standard" style:list-style-name="L1">
      <style:paragraph-properties loext:contextual-spacing="true" fo:margin-top="0in" fo:margin-bottom="0.111in" fo:line-height="100%" fo:background-color="#ffffff" fo:padding-left="0in" fo:padding-right="0.0972in" fo:padding-top="0in" fo:padding-bottom="0in" fo:border="none">
        <style:tab-stops>
          <style:tab-stop style:position="0.2898in"/>
        </style:tab-stops>
        <style:background-image/>
      </style:paragraph-properties>
      <style:text-properties fo:color="#000000" style:font-name="Verdana" fo:font-size="9pt" style:font-name-asian="Roboto2" style:font-size-asian="9pt" style:font-name-complex="Roboto2" style:font-size-complex="9pt"/>
    </style:style>
    <style:style style:name="P67" style:family="paragraph" style:parent-style-name="Standard" style:list-style-name="L1">
      <style:paragraph-properties fo:margin-top="0in" fo:margin-bottom="0.111in" fo:line-height="100%" fo:background-color="#ffffff" fo:padding-left="0in" fo:padding-right="0.0972in" fo:padding-top="0in" fo:padding-bottom="0in" fo:border="none">
        <style:background-image/>
      </style:paragraph-properties>
      <style:text-properties fo:color="#000000"/>
    </style:style>
    <style:style style:name="P68" style:family="paragraph" style:parent-style-name="Standard" style:list-style-name="L1" style:master-page-name="">
      <style:paragraph-properties loext:contextual-spacing="false" fo:margin-top="0in" fo:margin-bottom="0.111in" fo:line-height="100%" style:page-number="auto" fo:background-color="#ffffff" fo:padding-left="0in" fo:padding-right="0.0972in" fo:padding-top="0in" fo:padding-bottom="0in" fo:border="none">
        <style:tab-stops>
          <style:tab-stop style:position="0.2984in"/>
        </style:tab-stops>
        <style:background-image/>
      </style:paragraph-properties>
      <style:text-properties fo:color="#000000" style:font-name="Verdana" fo:font-size="9pt" style:font-name-asian="Roboto2" style:font-size-asian="9pt" style:font-name-complex="Roboto2" style:font-size-complex="9pt"/>
    </style:style>
    <style:style style:name="P69" style:family="paragraph" style:parent-style-name="Standard" style:list-style-name="L1">
      <style:paragraph-properties loext:contextual-spacing="true" fo:margin-top="0.0555in" fo:margin-bottom="0.111in" fo:line-height="100%" fo:background-color="#ffffff" fo:padding-left="0in" fo:padding-right="0in" fo:padding-top="0in" fo:padding-bottom="0.0417in" fo:border="none">
        <style:tab-stops>
          <style:tab-stop style:position="0.3126in"/>
        </style:tab-stops>
        <style:background-image/>
      </style:paragraph-properties>
      <style:text-properties fo:color="#000000" style:font-name="Verdana" fo:font-size="9pt" style:font-name-asian="Roboto2" style:font-size-asian="9pt" style:font-name-complex="Roboto2" style:font-size-complex="9pt"/>
    </style:style>
    <style:style style:name="P70" style:family="paragraph" style:parent-style-name="Standard" style:list-style-name="L1" style:master-page-name="">
      <style:paragraph-properties loext:contextual-spacing="true" fo:margin-top="0.0555in" fo:margin-bottom="0.111in" fo:line-height="100%" style:page-number="auto" fo:background-color="#ffffff" fo:padding-left="0in" fo:padding-right="0in" fo:padding-top="0in" fo:padding-bottom="0.0417in" fo:border="none">
        <style:tab-stops>
          <style:tab-stop style:position="0.2984in"/>
        </style:tab-stops>
        <style:background-image/>
      </style:paragraph-properties>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P71" style:family="paragraph" style:parent-style-name="Standard">
      <style:paragraph-properties fo:margin-top="0in" fo:margin-bottom="0.0201in" style:line-height-at-least="0.0693in" fo:text-align="center" style:justify-single-word="false"/>
    </style:style>
    <style:style style:name="P72" style:family="paragraph" style:parent-style-name="Standard" style:master-page-name="Standard">
      <style:paragraph-properties fo:margin-top="0in" fo:margin-bottom="0.0201in" style:line-height-at-least="0.0693in" fo:text-align="center" style:justify-single-word="false" style:page-number="auto" fo:break-before="page"/>
      <style:text-properties fo:color="#000000" style:font-name="Garamond" fo:font-size="18pt" fo:font-weight="bold" style:font-size-asian="18pt" style:font-weight-asian="bold" style:font-name-complex="Garamond" style:font-size-complex="18pt" style:font-weight-complex="bold"/>
    </style:style>
    <style:style style:name="P73" style:family="paragraph" style:parent-style-name="Standard">
      <style:paragraph-properties fo:margin-left="0in" fo:margin-right="0in" fo:margin-top="0in" fo:margin-bottom="0.0201in" style:line-height-at-least="0.0693in" fo:text-align="center" style:justify-single-word="false" fo:text-indent="0in" style:auto-text-indent="false"/>
    </style:style>
    <style:style style:name="P74" style:family="paragraph" style:parent-style-name="Standard">
      <style:paragraph-properties fo:margin-left="0in" fo:margin-right="0in" fo:margin-top="0in" fo:margin-bottom="0.111in" style:line-height-at-least="0.0693in" fo:text-indent="0in" style:auto-text-indent="false" fo:background-color="#ffffff">
        <style:background-image/>
      </style:paragraph-properties>
      <style:text-properties fo:color="#000000" style:font-name="Garamond" fo:font-size="2pt" fo:font-weight="bold" style:font-name-asian="Roboto1" style:font-size-asian="2pt" style:font-weight-asian="bold" style:font-name-complex="Garamond" style:font-size-complex="2pt" style:font-weight-complex="bold"/>
    </style:style>
    <style:style style:name="P75" style:family="paragraph" style:parent-style-name="Standard">
      <style:paragraph-properties fo:margin-left="0in" fo:margin-right="0in" fo:margin-top="0in" fo:margin-bottom="0.111in" style:line-height-at-least="0.0693in" fo:text-indent="0in" style:auto-text-indent="false" fo:background-color="#ffffff">
        <style:background-image/>
      </style:paragraph-properties>
      <style:text-properties fo:color="#000000" style:font-name="Garamond" fo:font-size="14pt" fo:font-weight="bold" style:font-name-asian="Roboto1" style:font-size-asian="14pt" style:font-name-complex="Garamond" style:font-size-complex="14pt"/>
    </style:style>
    <style:style style:name="P76" style:family="paragraph" style:parent-style-name="Standard">
      <style:paragraph-properties loext:contextual-spacing="false" fo:margin-left="0in" fo:margin-right="0in" fo:margin-top="0in" fo:margin-bottom="0.111in" fo:line-height="100%" fo:text-align="start" style:justify-single-word="false" fo:text-indent="0in" style:auto-text-indent="false" fo:background-color="#ffffff" fo:padding-left="0in" fo:padding-right="0.0972in" fo:padding-top="0in" fo:padding-bottom="0in" fo:border="none">
        <style:background-image/>
      </style:paragraph-properties>
      <style:text-properties fo:color="#000000" style:font-name="Garamond" fo:font-size="2pt" fo:font-weight="bold" style:font-name-asian="Roboto2" style:font-size-asian="2pt" style:font-weight-asian="bold" style:font-name-complex="Roboto2" style:font-size-complex="2pt" style:font-weight-complex="bold"/>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variant="normal" fo:text-transform="none" fo:color="#000000" style:text-line-through-style="none" fo:font-style="normal" style:text-underline-style="none" fo:font-weight="normal" style:text-blinking="false" fo:background-color="transparent" style:font-name-asian="Roboto2" style:font-name-complex="Roboto2"/>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name-asian="Roboto2" style:font-weight-asian="normal" style:font-name-complex="Roboto2"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5" style:family="text">
      <style:text-properties fo:font-variant="normal" fo:text-transform="none" fo:color="#000000" style:text-line-through-style="none" fo:font-style="normal" style:text-underline-style="none" fo:font-weight="bold" style:text-blinking="false" fo:background-color="transparent" style:font-name-asian="Roboto2" style:font-weight-asian="bold" style:font-name-complex="Roboto2" style:font-weight-complex="bold"/>
    </style:style>
    <style:style style:name="T6" style:family="text">
      <style:text-properties fo:font-variant="normal" fo:text-transform="none" fo:color="#000000" style:text-line-through-style="none" style:text-underline-style="none" fo:font-weight="normal" style:text-blinking="false" fo:background-color="transparent"/>
    </style:style>
    <style:style style:name="T7" style:family="text">
      <style:text-properties fo:font-variant="normal" fo:text-transform="none" fo:color="#000000" style:text-line-through-style="none" style:font-name="Verdana" fo:font-style="normal" style:text-underline-style="none" fo:font-weight="normal" style:text-blinking="false" fo:background-color="transparent" style:font-name-asian="Roboto2" style:font-weight-asian="normal" style:font-name-complex="Roboto2" style:font-weight-complex="normal"/>
    </style:style>
    <style:style style:name="T8" style:family="text">
      <style:text-properties fo:font-variant="normal" fo:text-transform="none" fo:color="#000000" style:text-line-through-style="none" style:font-name="Verdana" fo:letter-spacing="normal" fo:font-style="normal" style:text-underline-style="none" fo:font-weight="normal" style:text-blinking="false" fo:background-color="transparent" style:font-name-asian="Roboto2" style:font-weight-asian="normal" style:font-name-complex="Roboto2" style:font-weight-complex="normal"/>
    </style:style>
    <style:style style:name="T9" style:family="text">
      <style:text-properties fo:font-variant="normal" fo:text-transform="none" fo:color="#000000" style:text-line-through-style="none" fo:font-size="9pt" style:text-underline-style="none" fo:font-weight="normal" style:text-blinking="false" fo:background-color="transparent" style:font-size-asian="9pt" style:font-size-complex="9pt"/>
    </style:style>
    <style:style style:name="T10" style:family="text">
      <style:text-properties fo:font-variant="normal" fo:text-transform="none" fo:color="#000000" style:text-line-through-style="none" fo:font-size="9pt" fo:font-style="normal" style:text-underline-style="none" fo:font-weight="normal" style:text-blinking="false" fo:background-color="transparent" style:font-size-asian="9pt" style:font-size-complex="9pt"/>
    </style:style>
    <style:style style:name="T11" style:family="text">
      <style:text-properties fo:font-variant="normal" fo:text-transform="none" fo:color="#000000" style:font-name="Verdana" fo:font-size="9pt" fo:letter-spacing="normal" fo:font-style="normal" fo:font-weight="normal" style:font-name-asian="Roboto2" style:font-size-asian="9pt" style:font-name-complex="Roboto2" style:font-size-complex="9pt"/>
    </style:style>
    <style:style style:name="T12" style:family="text">
      <style:text-properties fo:font-variant="normal" fo:text-transform="none" fo:color="#000000" style:font-name="Verdana" fo:font-size="9pt" fo:letter-spacing="normal" fo:font-style="normal" fo:font-weight="normal" style:font-name-asian="Roboto2" style:font-size-asian="9pt" style:font-weight-asian="normal" style:font-name-complex="Roboto2" style:font-size-complex="9pt" style:font-weight-complex="normal"/>
    </style:style>
    <style:style style:name="T13" style:family="text">
      <style:text-properties fo:font-variant="normal" fo:text-transform="none" fo:color="#000000" style:font-name="Verdana" fo:font-size="9pt" fo:letter-spacing="normal" fo:font-style="normal" fo:font-weight="bold" style:font-name-asian="Roboto2" style:font-size-asian="9pt" style:font-weight-asian="bold" style:font-name-complex="Roboto2" style:font-size-complex="9pt" style:font-weight-complex="bold"/>
    </style:style>
    <style:style style:name="T14" style:family="text">
      <style:text-properties fo:font-variant="normal" fo:text-transform="none" fo:color="#000000" style:font-name="Verdana" fo:letter-spacing="normal" fo:font-style="normal" fo:font-weight="bold" style:font-name-asian="Roboto2" style:font-weight-asian="bold" style:font-name-complex="Roboto2" style:font-weight-complex="bold"/>
    </style:style>
    <style:style style:name="T15" style:family="text">
      <style:text-properties fo:font-variant="normal" fo:text-transform="none" fo:color="#000000" style:font-name="Verdana" fo:letter-spacing="normal" fo:font-style="normal" fo:font-weight="normal" style:font-name-asian="Roboto2" style:font-name-complex="Roboto2"/>
    </style:style>
    <style:style style:name="T16" style:family="text">
      <style:text-properties fo:font-variant="normal" fo:text-transform="none" fo:color="#000000" style:font-name="Verdana" fo:letter-spacing="normal" fo:font-style="normal" fo:font-weight="normal" style:font-name-asian="Roboto2" style:font-weight-asian="normal" style:font-name-complex="Roboto2" style:font-weight-complex="normal"/>
    </style:style>
    <style:style style:name="T17" style:family="text">
      <style:text-properties fo:font-variant="normal" fo:text-transform="none" fo:color="#000000" fo:letter-spacing="normal" fo:font-style="normal" fo:font-weight="normal" style:font-name-asian="Roboto2" style:font-weight-asian="normal" style:font-name-complex="Roboto2" style:font-weight-complex="normal"/>
    </style:style>
    <style:style style:name="T18" style:family="text">
      <style:text-properties fo:font-variant="normal" fo:text-transform="none" fo:color="#000000" fo:letter-spacing="normal" fo:font-style="normal" fo:font-weight="bold" style:font-name-asian="Roboto2" style:font-weight-asian="bold" style:font-name-complex="Roboto2" style:font-weight-complex="bold"/>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name-asian="Roboto2" style:font-name-complex="Roboto2"/>
    </style:style>
    <style:style style:name="T21" style:family="text">
      <style:text-properties fo:font-variant="normal" fo:text-transform="none" fo:letter-spacing="normal" fo:font-style="normal" fo:font-weight="normal" style:font-name-asian="Roboto2" style:font-weight-asian="normal" style:font-name-complex="Roboto2" style:font-weight-complex="normal"/>
    </style:style>
    <style:style style:name="T22" style:family="text">
      <style:text-properties fo:font-variant="normal" fo:text-transform="none" fo:letter-spacing="normal" fo:font-style="normal" fo:font-weight="normal" style:font-weight-asian="normal" style:font-weight-complex="normal"/>
    </style:style>
    <style:style style:name="T23" style:family="text">
      <style:text-properties fo:font-variant="normal" fo:text-transform="none" fo:letter-spacing="normal" fo:font-style="normal" fo:font-weight="bold" style:font-name-asian="Roboto2" style:font-weight-asian="bold" style:font-name-complex="Roboto2" style:font-weight-complex="bold"/>
    </style:style>
    <style:style style:name="T24" style:family="text">
      <style:text-properties fo:font-variant="normal" fo:text-transform="none" fo:letter-spacing="normal" fo:font-style="normal" fo:font-weight="bold" style:font-weight-asian="bold" style:font-weight-complex="bold"/>
    </style:style>
    <style:style style:name="T25" style:family="text">
      <style:text-properties fo:font-variant="normal" fo:text-transform="none" style:text-line-through-style="none" fo:font-style="normal" style:text-underline-style="none" fo:font-weight="bold" style:text-blinking="false" fo:background-color="transparent"/>
    </style:style>
    <style:style style:name="T26" style:family="text">
      <style:text-properties fo:font-variant="normal" fo:text-transform="none" style:text-line-through-style="none" fo:font-style="normal" style:text-underline-style="none" fo:font-weight="bold" style:text-blinking="false" fo:background-color="transparent" style:font-weight-asian="bold" style:font-weight-complex="bold"/>
    </style:style>
    <style:style style:name="T27" style:family="text">
      <style:text-properties fo:font-variant="normal" fo:text-transform="none" style:text-line-through-style="none" fo:font-style="normal" style:text-underline-style="none" style:text-blinking="false" fo:background-color="transparent" style:font-weight-asian="normal" style:font-weight-complex="normal"/>
    </style:style>
    <style:style style:name="T28" style:family="text">
      <style:text-properties fo:font-variant="normal" fo:text-transform="none" style:font-name="Verdana" fo:font-size="9pt" fo:letter-spacing="normal" fo:font-style="normal" style:font-size-asian="9pt" style:font-weight-asian="bold" style:font-name-complex="Verdana" style:font-size-complex="9pt" style:font-weight-complex="bold"/>
    </style:style>
    <style:style style:name="T29" style:family="text">
      <style:text-properties fo:font-variant="normal" fo:text-transform="none" style:font-name="Verdana" fo:font-size="9pt" fo:letter-spacing="normal" fo:font-style="normal" style:font-size-asian="9pt" style:font-weight-asian="bold" style:font-name-complex="Verdana" style:font-size-complex="9pt"/>
    </style:style>
    <style:style style:name="T30" style:family="text">
      <style:text-properties fo:font-weight="normal" style:font-weight-asian="normal" style:font-weight-complex="normal"/>
    </style:style>
    <style:style style:name="T31" style:family="text">
      <style:text-properties fo:font-weight="normal" style:font-name-asian="Roboto2" style:font-weight-asian="normal" style:font-name-complex="Roboto2" style:font-weight-complex="normal"/>
    </style:style>
    <style:style style:name="T32" style:family="text">
      <style:text-properties fo:color="#000000" style:font-name="Verdana" style:font-name-asian="Roboto2" style:font-name-complex="Roboto2"/>
    </style:style>
    <style:style style:name="T33" style:family="text">
      <style:text-properties fo:color="#000000" style:font-name="Verdana" fo:font-weight="bold" style:font-name-asian="Roboto2" style:font-weight-asian="bold" style:font-name-complex="Roboto2" style:font-weight-complex="bold"/>
    </style:style>
    <style:style style:name="T34" style:family="text">
      <style:text-properties fo:color="#000000" style:font-name="Verdana" fo:font-weight="normal" style:font-name-asian="Roboto2" style:font-weight-asian="normal" style:font-name-complex="Roboto2" style:font-weight-complex="normal"/>
    </style:style>
    <style:style style:name="T35" style:family="text">
      <style:text-properties fo:color="#000000" style:font-name-asian="Roboto2" style:font-name-complex="Roboto2"/>
    </style:style>
    <style:style style:name="T36" style:family="text">
      <style:text-properties fo:color="#000000" fo:font-weight="bold" style:font-name-asian="Roboto2" style:font-weight-asian="bold" style:font-name-complex="Roboto2" style:font-weight-complex="bold"/>
    </style:style>
    <style:style style:name="T37" style:family="text">
      <style:text-properties fo:color="#000000" fo:font-size="9pt" style:font-name-asian="Roboto2" style:font-size-asian="9pt" style:font-name-complex="Roboto2" style:font-size-complex="9pt"/>
    </style:style>
    <style:style style:name="T38" style:family="text">
      <style:text-properties fo:color="#000000" fo:font-weight="normal" style:font-name-asian="Roboto2" style:font-weight-asian="normal" style:font-name-complex="Roboto2" style:font-weight-complex="normal"/>
    </style:style>
    <style:style style:name="T39" style:family="text">
      <style:text-properties fo:color="#000000" style:font-name="Garamond" fo:font-size="13pt" fo:font-weight="bold" style:font-name-asian="Roboto1" style:font-size-asian="13pt" style:font-weight-asian="bold" style:font-name-complex="Garamond" style:font-size-complex="13pt" style:font-weight-complex="bold"/>
    </style:style>
    <style:style style:name="T40" style:family="text">
      <style:text-properties fo:color="#000000" style:font-name="Garamond" fo:font-size="14pt" fo:font-weight="bold" style:font-name-asian="Roboto1" style:font-size-asian="14pt" style:font-weight-asian="bold" style:font-name-complex="Garamond" style:font-size-complex="14pt" style:font-weight-complex="bold"/>
    </style:style>
    <style:style style:name="T41" style:family="text">
      <style:text-properties fo:color="#000000" style:font-name="Garamond" fo:font-size="14pt" fo:font-weight="bold" style:font-size-asian="14pt" style:font-weight-asian="bold" style:font-name-complex="Garamond" style:font-size-complex="14pt" style:font-weight-complex="bold"/>
    </style:style>
    <style:style style:name="T42" style:family="text">
      <style:text-properties fo:color="#000000" style:font-name="Arial" fo:font-size="12pt" fo:font-weight="bold" style:font-name-asian="Roboto1" style:font-size-asian="12pt" style:font-weight-asian="bold" style:font-name-complex="Garamond" style:font-size-complex="12pt" style:font-weight-complex="bold"/>
    </style:style>
    <style:style style:name="T43" style:family="text">
      <style:text-properties fo:color="#000000" style:font-name="Arial" fo:font-size="12pt" fo:font-weight="normal" style:font-name-asian="Roboto1" style:font-size-asian="12pt" style:font-weight-asian="normal" style:font-name-complex="Garamond" style:font-size-complex="12pt" style:font-weight-complex="normal"/>
    </style:style>
    <style:style style:name="T44" style:family="text">
      <style:text-properties fo:font-weight="bold" style:font-weight-asian="bold"/>
    </style:style>
    <style:style style:name="T45" style:family="text">
      <style:text-properties fo:font-weight="bold" style:font-weight-asian="bold" style:font-weight-complex="bold"/>
    </style:style>
    <style:style style:name="T46" style:family="text">
      <style:text-properties fo:font-weight="bold" style:font-name-asian="Roboto2" style:font-weight-asian="bold" style:font-name-complex="Roboto2" style:font-weight-complex="bold"/>
    </style:style>
    <style:style style:name="T47" style:family="text">
      <style:text-properties fo:font-weight="bold" style:font-name-asian="Roboto1" style:font-weight-asian="bold" style:font-name-complex="Verdana"/>
    </style:style>
    <style:style style:name="T48" style:family="text">
      <style:text-properties fo:font-weight="bold" style:font-name-asian="Roboto1" style:font-weight-asian="bold" style:font-name-complex="Verdana" style:font-weight-complex="bold"/>
    </style:style>
    <style:style style:name="T49" style:family="text">
      <style:text-properties style:font-name="Verdana" fo:font-size="9pt" style:font-name-asian="Roboto2" style:font-size-asian="9pt" style:font-name-complex="Roboto2" style:font-size-complex="9pt"/>
    </style:style>
    <style:style style:name="T50" style:family="text">
      <style:text-properties style:font-name="Verdana" fo:font-size="9pt" fo:font-weight="bold" style:font-name-asian="Roboto2" style:font-size-asian="9pt" style:font-weight-asian="bold" style:font-name-complex="Roboto2" style:font-size-complex="9pt" style:font-weight-complex="bold"/>
    </style:style>
    <style:style style:name="T51" style:family="text">
      <style:text-properties style:font-name="Verdana" fo:font-weight="normal"/>
    </style:style>
    <style:style style:name="T52" style:family="text">
      <style:text-properties style:font-name="Verdana" fo:font-weight="normal" style:font-name-asian="Roboto2" style:font-weight-asian="normal" style:font-name-complex="Roboto2" style:font-weight-complex="normal"/>
    </style:style>
    <style:style style:name="T53" style:family="text">
      <style:text-properties style:font-name-asian="Roboto2" style:font-weight-asian="bold" style:font-name-complex="Roboto2" style:font-weight-complex="bold"/>
    </style:style>
    <style:style style:name="T54" style:family="text">
      <style:text-properties style:font-name="Arial" fo:font-size="12pt" style:font-size-asian="12pt" style:font-size-complex="12pt"/>
    </style:style>
    <style:style style:name="T55" style:family="text">
      <style:text-properties style:font-weight-asian="bold" style:font-weight-complex="bold"/>
    </style:style>
    <style:style style:name="T56" style:family="text">
      <style:text-properties style:font-name-asian="Roboto1" style:font-name-complex="Verdan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Verdana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Verdana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Rob Vaughn</text:p>
      <text:p text:style-name="P71"><text:a xlink:type="simple" xlink:href="mailto:RobVaughn@gmail.com" text:style-name="Internet_20_link" text:visited-style-name="Visited_20_Internet_20_Link"><text:span text:style-name="T39">RobVaughn@gmail.com</text:span></text:a><text:span text:style-name="T40"> | </text:span><text:span text:style-name="T41">(971) 413-0528</text:span></text:p>
      <text:p text:style-name="P73"><text:a xlink:type="simple" xlink:href="https://robvaughn.github.io/" office:target-frame-name="_blank" xlink:show="new" text:style-name="Internet_20_link" text:visited-style-name="Visited_20_Internet_20_Link"><text:span text:style-name="T54">https://robvaughn.github.io</text:span></text:a><text:span text:style-name="T42"> </text:span><text:span text:style-name="T43">|</text:span><text:span text:style-name="T42"> </text:span><text:a xlink:type="simple" xlink:href="https://linkedin.com/in/robvaughn" office:target-frame-name="_blank" xlink:show="new" text:style-name="Internet_20_link" text:visited-style-name="Visited_20_Internet_20_Link"><text:span text:style-name="T54">https://linkedin.com/in/robvaughn</text:span></text:a></text:p>
      <text:p text:style-name="P74"/>
      <text:p text:style-name="P75"><text:span text:style-name="T55">Experience Summary</text:span></text:p>
      <text:p text:style-name="P75"><text:span text:style-name="Default_20_Paragraph_20_Font"><text:span text:style-name="T28">Over 20 years of software &amp; web development, design, coding; product and project management; quality assurance and testing; hardware deployment, maintenance and support; and security audits and pen testing across a wide range of platforms. <text:s/>Adept at translating business stakeholder needs into cost-effective, secure and user-friendly solutions for quality and scalability. <text:s/></text:span></text:span><text:span text:style-name="Default_20_Paragraph_20_Font"><text:span text:style-name="T29">Dedicated to applying best practices and delivering defect-free code, intuitive and robust software.</text:span></text:span><text:span text:style-name="Default_20_Paragraph_20_Font"><text:span text:style-name="T28"> <text:s/></text:span></text:span><text:span text:style-name="Default_20_Paragraph_20_Font"><text:span text:style-name="T29">Founding employee of several startups, instrumental in securing seed &amp; series A funding and acquisition thereof.</text:span></text:span></text:p>
      <text:p text:style-name="P21"/>
      <text:p text:style-name="P23">Professional Experience</text:p>
      <text:p text:style-name="P38"><text:bookmark text:name="docs-internal-guid-08220ca4-0b1d-a3e0-960e-5035a7f548ad"/><text:span text:style-name="T25">Software &amp; Security Consulting | </text:span><text:span text:style-name="T26">freelance, Portland OR</text:span><text:span text:style-name="T27"><text:tab/>2007-current</text:span></text:p>
      <text:p text:style-name="P50">Systems, Web and E-Commerce development and QA for clients such as ADP Dealer Services (now CDK Global), GEMM, MusicStack, Natural Messaging, Joingo, Vitamart, Amazing Online and others. Selected highlights:</text:p>
      <text:p text:style-name="P37"><text:span text:style-name="T11"><text:tab/></text:span><text:span text:style-name="T13">E-Commerce Developer | MusicStack, Cleveland, OH<text:tab/></text:span><text:span text:style-name="T12">1997- (periodic)</text:span></text:p>
      <text:p text:style-name="P36"><text:span text:style-name="T11"><text:tab/></text:span><text:span text:style-name="T13">E-Commerce Developer | GEMM, La Jolla CA<text:tab/></text:span><text:span text:style-name="T12">1998-2016 (periodic)</text:span></text:p>
      <text:p text:style-name="P33"><text:tab/>GEMM was an online music marketplace with over 100% year-to-year revenue growth and a final inventory of approx. <text:tab/>20 million items. MusicStack is a smaller, similiar site still in operation.</text:p>
      <text:p text:style-name="P33"><text:tab/>Front-end UI/UX design, customization and automated testing. Back-end development, debugging and tuning <text:tab/>including credit card processing, inventory management and reporting. Systems administration and automation of <text:s/><text:tab/>maintenance processes.</text:p>
      <text:list xml:id="list5381232324540766363" text:style-name="L1">
        <text:list-item>
          <text:p text:style-name="P55">Unix with Perl, PHP, Javascript / jQuery, shell, CSS / Sass</text:p>
        </text:list-item>
      </text:list>
      <text:p text:style-name="P48"><text:tab/><text:span text:style-name="T45">Security Consultant | Thorne Group, San Francisco / HP, Vancouver, WA<text:tab/></text:span>2015</text:p>
      <text:p text:style-name="P27"><text:tab/>Audit of security practices and procedures for PII and CCI shared between business, engineering and support units, <text:tab/>including PCI DSS compliance.</text:p>
      <text:p text:style-name="P11"><text:span text:style-name="T3"><text:tab/></text:span><text:span text:style-name="T5">Senior Web UI/UX Developer | Joingo, San Jose CA</text:span><text:span text:style-name="T2"><text:tab/>2</text:span><text:span text:style-name="T3">013</text:span></text:p>
      <text:p text:style-name="P24"><text:span text:style-name="T7"><text:tab/>Joingo provides mobile marketing and customer loyalty solutions </text:span><text:span text:style-name="T8">for the casino gaming industry.</text:span></text:p>
      <text:p text:style-name="P28"><text:tab/><text:span text:style-name="T56">Back-end services QA, bug resolution, optimization and site automation.</text:span></text:p>
      <text:list xml:id="list31692228" text:continue-numbering="true" text:style-name="L1">
        <text:list-item>
          <text:p text:style-name="P63">Python, Javascript / jQuery, Compass / Sass, Perl</text:p>
        </text:list-item>
      </text:list>
      <text:p text:style-name="P16"><text:span text:style-name="T24"><text:tab/>Hot Pepper Studios, Portland OR<text:tab/></text:span><text:span text:style-name="T19">2011-2013</text:span></text:p>
      <text:p text:style-name="P30"><text:tab/>Hot Pepper Studios produces award-winning multimedia work for web, print, audio and film.</text:p>
      <text:p text:style-name="P30"><text:tab/>Web development and support. Several multimedia projects for local musicians, record labels and filmmakers.</text:p>
      <text:list xml:id="list2148588386041659151" text:style-name="L2">
        <text:list-item>
          <text:p text:style-name="P57">LAMP with PHP, DVD &amp; CD editing, production and mastering</text:p>
        </text:list-item>
      </text:list>
      <text:p text:style-name="P16"><text:tab/><text:span text:style-name="T45">Security Auditor |</text:span><text:span text:style-name="T24"> </text:span><text:span text:style-name="T45">ADP Dealer Services, Portland OR</text:span><text:tab/>2010</text:p>
      <text:p text:style-name="P29"><text:tab/>Server-side security analysis and review, penetration testing and patches. Deployed updated security and user <text:tab/>support infrastructure across Linux, Windows and legacy server product lines. Authored Security Compliance and <text:tab/>Planning documents for 2010-2014.</text:p>
      <text:list xml:id="list31692427" text:continue-list="list31692228" text:style-name="L1">
        <text:list-item>
          <text:p text:style-name="P55">CentOS / RedHat, Windows, VMWare ESX on Intel; DEC Alpha / Tru64 Unix</text:p>
        </text:list-item>
      </text:list>
      <text:p text:style-name="P25"><text:span text:style-name="T15"><text:tab/></text:span><text:span text:style-name="T14">E-Commerce Developer | Vitamart, Bath UK</text:span><text:span text:style-name="T16"><text:tab/>2009-2010</text:span></text:p>
      <text:p text:style-name="P29"><text:tab/>Vitamart was an online vitamin / supplement retailer similar to Vitacost.</text:p>
      <text:p text:style-name="P29"><text:tab/>Converted old credit card processing system to Virtuemart. Automated maintenance processes and Web interface <text:tab/>testing.</text:p>
      <text:list xml:id="list31691167" text:continue-numbering="true" text:style-name="L1">
        <text:list-item>
          <text:p text:style-name="P63">Joomla, Virtuemart, PHP, MySQL, shell</text:p>
        </text:list-item>
      </text:list>
      <text:p text:style-name="P16"><text:soft-page-break/><text:tab/><text:span text:style-name="T45">Software Engineer |</text:span><text:span text:style-name="T24"> </text:span><text:span text:style-name="T45">ADP Dealer Services, Portland OR</text:span><text:tab/>2009</text:p>
      <text:p text:style-name="P32"><text:tab/>Systems software development, including some dynamic conversion of PICK/Reality data to relational database.</text:p>
      <text:p text:style-name="P11"><text:span text:style-name="T35"><text:tab/></text:span><text:span text:style-name="T36">Security and Systems Engineer | Smart Media Solutions (sMs), Portland OR</text:span><text:span text:style-name="T38"><text:tab/>2</text:span><text:span text:style-name="T35">008-2009</text:span></text:p>
      <text:p text:style-name="P14"><text:tab/>Evaluation and integration of DRM and TRS (Tamper-Resistant Software) protocols and products for secure online <text:tab/>distribution of multimedia.</text:p>
      <text:p text:style-name="P35"><text:span text:style-name="T53"><text:tab/>Web Developer | AZAD, Inc. Portland OR</text:span><text:span text:style-name="T31"><text:tab/>2008</text:span></text:p>
      <text:p text:style-name="P35"><text:span text:style-name="T52"><text:tab/></text:span><text:span text:style-name="T51">Web Development consulting through AZAD.</text:span></text:p>
      <text:p text:style-name="P16"><text:tab/><text:span text:style-name="T45">QA Engineer | ADP Dealer Services, Portland OR<text:tab/></text:span>2001</text:p>
      <text:p text:style-name="P14"><text:span text:style-name="T24"><text:tab/></text:span><text:span text:style-name="T22">QA development, testing and bug fixes for backport of system and new network utilities to meet release schedule from <text:tab/>three week deficit.</text:span></text:p>
      <text:list xml:id="list31679014" text:continue-list="list2148588386041659151" text:style-name="L2">
        <text:list-item>
          <text:p text:style-name="P62">C, Perl, shell scripts, Log4j on DEC Alpha / Tru64 Unix; Motorola MV 88K / SYSV/88</text:p>
        </text:list-item>
      </text:list>
      <text:p text:style-name="P12"><text:span text:style-name="T18"><text:tab/>Founding Team Member | Natural Messaging, Portland OR<text:tab/></text:span><text:span text:style-name="T17">2001-2002</text:span></text:p>
      <text:p text:style-name="P42"><text:tab/>Natural Messaging was a startup for natural-language/voice instant messaging applications in corporate <text:tab/>environments. Received $1.7 million in venture capital. Sold to Akonix Systems in 2004.</text:p>
      <text:p text:style-name="P41"><text:span text:style-name="T19"><text:tab/>Technical lead on pre-funding startup </text:span><text:span text:style-name="T20">requirements, prototyping, UI design and testing.</text:span></text:p>
      <text:list xml:id="list31669639" text:continue-list="list31691167" text:style-name="L1">
        <text:list-item>
          <text:p text:style-name="P55">LAMP with C++, PHP, MySQL, lex</text:p>
        </text:list-item>
      </text:list>
      <text:p text:style-name="P37"><text:span text:style-name="T11"><text:tab/></text:span><text:span text:style-name="T13">E-Commerce Developer | Rot Doctor, Seattle WA<text:tab/></text:span><text:span text:style-name="T12">1998- (periodic)</text:span></text:p>
      <text:p text:style-name="P34"><text:tab/>Online retailer of specialized wood treatment and preservation products.</text:p>
      <text:list xml:id="list31673849" text:continue-numbering="true" text:style-name="L1">
        <text:list-item>
          <text:p text:style-name="P55">Unix with Perl, PHP</text:p>
        </text:list-item>
      </text:list>
      <text:p text:style-name="P25"><text:span text:style-name="T14"><text:tab/>Web Developer | Nuprl Group, Cornell Computer Science, Ithaca NY<text:tab/></text:span><text:span text:style-name="T15">1994</text:span></text:p>
      <text:p text:style-name="P29"><text:tab/>Designed and implemented Web-based interface to Nuprl theorem prover.</text:p>
      <text:list xml:id="list31676568" text:continue-list="list31679014" text:style-name="L2">
        <text:list-item>
          <text:p text:style-name="P56">C, Lisp, Perl, shell scripts on Sun SPARC / Solaris; NeXT / NeXTSTEP with CERN httpd &amp; Mosaic / Netscape</text:p>
        </text:list-item>
      </text:list>
      <text:p text:style-name="P15"><text:span text:style-name="T45">Consultant | Amazing! Online, Portland, OR<text:tab/></text:span>1996-2009</text:p>
      <text:p text:style-name="P15">Web, E-Commerce and B2B design and development from requirements, time/cost estimates, prototypes and wireframes and usability testing to deployment, SEO, marketing and support for clients such as Wyeast, Rogue Ales, AM&amp;A, Envoy Global and Oregon Public Broadcasting. Selected highlights:</text:p>
      <text:p text:style-name="P47"><text:tab/><text:span text:style-name="T45">Oregon Public Broadcasting (OPB) Portland OR</text:span><text:span text:style-name="T30"><text:tab/>2008-2009</text:span></text:p>
      <text:p text:style-name="P29"><text:tab/>Grant-funded educational and instructional content for online adult and grade-school learning projects.</text:p>
      <text:list xml:id="list31676893" text:continue-numbering="true" text:style-name="L2">
        <text:list-item>
          <text:p text:style-name="P56">LAMP w/Drupal, PHP, Perl</text:p>
        </text:list-item>
      </text:list>
      <text:p text:style-name="P17"><text:span text:style-name="T45"><text:tab/>Envoy Global, Portland OR<text:tab/></text:span>1996-2001</text:p>
      <text:p text:style-name="P14"><text:tab/>Envoy Global was a business telecommunications provider, offering bulk fax / voicemail / VoIP services.</text:p>
      <text:p text:style-name="P14"><text:tab/>Systems development, tuning &amp; optimization, QA/testing and debugging.</text:p>
      <text:list xml:id="list31667171" text:continue-numbering="true" text:style-name="L2">
        <text:list-item>
          <text:p text:style-name="P64">FreeBSD with Java, Tomcat, Jakarta Struts, Java applets, Perl, shell, telecom protocols</text:p>
        </text:list-item>
      </text:list>
      <text:p text:style-name="P20"><text:span text:style-name="T50">Technical Lead &amp; Development Manager | Pheedo, Portland OR</text:span><text:span text:style-name="T49"><text:tab/>2005-2008</text:span></text:p>
      <text:p text:style-name="P14">Pheedo offered profit-driven advertising middleware for online and distributed content for top-tier publishers and advertisers.</text:p>
      <text:list xml:id="list31688904" text:continue-list="list31673849" text:style-name="L1">
        <text:list-item>
          <text:p text:style-name="P63">Designed and developed proof-of-concept prototype for online advertising and tracking for blogs and newsletters, leading to USD $4MIL in first round and $2.6MIL in supplemental angel backing.</text:p>
        </text:list-item>
        <text:list-item>
          <text:p text:style-name="P63">Led technical development to build and scale a top-tier online advertising network to 71 million monthly impressions (3400% growth from launch) for customers including The New York Times, Forbes, CNet, MSNBC, Huffington Post, Wired and USA Today.</text:p>
        </text:list-item>
        <text:list-item>
          <text:p text:style-name="P63">Hired and managed Portland-based hardware engineering and software development teams in an Agile/Scrum environment.</text:p>
        </text:list-item>
        <text:list-item>
          <text:p text:style-name="P63"><text:soft-page-break/>Oversaw specification, purchase and installation of Dell blade web and database servers with Foundry load-balancing switches. Developed view/click display and recording protocols with statistics analysis and reporting gathered from server farm in high-traffic environment.</text:p>
        </text:list-item>
        <text:list-item>
          <text:p text:style-name="P63">Developed and implemented all QA and load &amp; balancing testing systems and procedures for both hardware and software with NUnit, Apache Jmeter and other assorted load testing software.</text:p>
        </text:list-item>
        <text:list-item>
          <text:p text:style-name="P67"><text:span text:style-name="T49">Oversaw development of JSON / REST Web Services for partner companies such as AD2, Japan's largest online advertising company, Transcosmos, Kanoodle, Lockergnome, SimpleFeed and others. Led localization projects for </text:span><text:span text:style-name="T49">Japanese markets.</text:span></text:p>
        </text:list-item>
        <text:list-item>
          <text:p text:style-name="P69">Intel / Linux w/PHP, Javascript, MySQL, JSON/REST, RSS/Atom</text:p>
        </text:list-item>
      </text:list>
      <text:p text:style-name="P46"><text:span text:style-name="T45">Lead J2EE Application Developer | AM&amp;A, Portland OR<text:tab/></text:span>2004-2005</text:p>
      <text:p text:style-name="P31">Arnerich Massena is a boutique investment services firm focused on building better portfolios for our clients through unbiased research.</text:p>
      <text:list xml:id="list31665138" text:continue-numbering="true" text:style-name="L1">
        <text:list-item>
          <text:p text:style-name="P69">Solely responsible for moving 850k LOC J2EE application, used to manage client account and performance data, to in-house development and support from an offshore company. Converted existing code base to Eclipse IDE and MS Visual SourceSafe for version control.</text:p>
        </text:list-item>
        <text:list-item>
          <text:p text:style-name="P65">Migrated source to Subversion (svn) due to performance issues and unnecessary HW/SW costs for 10-fold decrease in commit/checkout times. Developed new database schema to migrate data to MS SQL Server. Designed and automated <text:span text:style-name="T19">quarterly report generation and custom on-demand reports for analysts.</text:span></text:p>
        </text:list-item>
        <text:list-item>
          <text:p text:style-name="P58">Designed and implemented highly-secure anti-spam/virus Linux mail server to replace unreliable Windows PC-based spam and virus filters after multiple breaches, saving dozens of man-hours per week.</text:p>
        </text:list-item>
        <text:list-item>
          <text:p text:style-name="P58">Java / J2EE on Windows 2K Server &amp; clients, JBoss, Tomcat and MS SQL Server with JSP, Javascript, Eclipse IDE, MS VSS, MS Excel, Crystal Reports; C# / .NET</text:p>
        </text:list-item>
      </text:list>
      <text:p text:style-name="P15"><text:span text:style-name="T45">Lead Systems Architect, Developer &amp; Support | MYBv (WiredFlyer) Austin TX<text:tab/></text:span>2001 – 2005</text:p>
      <text:p text:style-name="P43">MYBv (formerly WiredFlyer) was a spin-off company based on a business model for Make Your Bet Vacations that provided turnkey custom branded websites for privately owned and operated independent travel agencies.</text:p>
      <text:p text:style-name="P43"/>
      <text:list xml:id="list31669483" text:continue-numbering="true" text:style-name="L1">
        <text:list-item>
          <text:p text:style-name="P59">Drove online vs. in-store sales from 9% of $5MIL in 1999, 16% in 2000 and 24% in 2001 up to 56% of $8.5MIL in 2004 for Make Your Bet Travel. Grew client base from approx. a dozen to over 150 in four years. Increased site visits from 500k in 2001 to over 2MIL in 2005 with approx. 1500 SEO keywords on 60 search engines.</text:p>
        </text:list-item>
        <text:list-item>
          <text:p text:style-name="P58">Designed and implemented weekly fixed-price package sales with custom self-booking interface with destination-specific RSS feeds accounting for 23% of online sales by 2004.</text:p>
        </text:list-item>
        <text:list-item>
          <text:p text:style-name="P58">Integrated expanded travel destinations from Las Vegas and Mexico with the Caribbean, Hawaii and ski vacations to 1000's of options. Compiled all data on resorts and hotels in Hawaii including photography.</text:p>
        </text:list-item>
        <text:list-item>
          <text:p text:style-name="P58">Solely responsible for all software architecture and development, hardware purchase and deployment and client / customer support. Purchased server paid for in 9 months by eliminating software licenses and rental costs.</text:p>
        </text:list-item>
        <text:list-item>
          <text:p text:style-name="P66"><text:span text:style-name="T19">Redesigned existing Windows 2K/ASP.NET system and implemented on LAMP w/PHP. Converted all static data to database-driven dynamic model capable of generating over 10k unique pages for products, including a </text:span><text:span text:style-name="T19">suite of robust back-end administration tools which allowed for complete site customization.</text:span></text:p>
        </text:list-item>
        <text:list-item>
          <text:p text:style-name="P58">Intel / Linux with Apache, MySQL, PHP, Perl, ImageMagick, RSS/Atom</text:p>
        </text:list-item>
      </text:list>
      <text:p text:style-name="P15"><text:span text:style-name="T45">Senior Software Engineer | PassEdge (InterTrust) Beaverton OR<text:tab/></text:span>1999-2000</text:p>
      <text:p text:style-name="P30">PassEdge (an Intel spinoff) developed Digital Rights Management for Video (DRMV) software solutions to enable secure delivery <text:tab/>of streaming video over broadband IP networks.</text:p>
      <text:list xml:id="list31668982" text:continue-numbering="true" text:style-name="L1">
        <text:list-item>
          <text:p text:style-name="P60">Server-side prototyping and development for DRM services including key management and distribution systems. Assisted development of automated system, functional, and unit tests and QA procedures. Led evaluation and testing of Tamper-Resistant Software (TRS) components and packages. Reviewed patent applications.</text:p>
        </text:list-item>
        <text:list-item>
          <text:p text:style-name="P61">Sole design and development on “tiger team” for fully-functional multi-client/server demonstration system needed for CES and other trade shows, later used to complete sale of company to InterTrust in Dec 2000. Tech lead on trade show setup &amp; teardown, demos and support.</text:p>
        </text:list-item>
        <text:list-item>
          <text:p text:style-name="P60">Technical liaison for partner integration and demonstrations to sales leads, potential investors and sale of company to InterTrust in Dec 2000.</text:p>
        </text:list-item>
        <text:list-item>
          <text:p text:style-name="P60">C/C++, Java, Javascript, Perl, PHP, XML, shell scripts on Win NT/2K and Solaris platforms running Oracle 8i, Apache Tomcat, Sun Java SDK</text:p>
        </text:list-item>
      </text:list>
      <text:p text:style-name="P15"><text:soft-page-break/><text:span text:style-name="T45">Product Architect &amp; Team Lead | Zombie, Seattle WA<text:tab/></text:span>1999</text:p>
      <text:p text:style-name="P14">A startup prototype project for “Crypto!”, a freeware Windows-based client/server encrypted email / vault utility.</text:p>
      <text:list xml:id="list31690102" text:continue-numbering="true" text:style-name="L1">
        <text:list-item>
          <text:p text:style-name="P61">Led design, development and testing of multi-tier server system with associated client offered as freeware monetized by ads. Responsible for research and implementation of crypto protocols, patent applications, and all client/server/UI/protocol design.</text:p>
        </text:list-item>
        <text:list-item>
          <text:p text:style-name="P61">Designed and implemented X.500-compliant public/private key infrastructure using XML and LDAP. Researched and developed crypto protocols including two submitted patents.</text:p>
        </text:list-item>
        <text:list-item>
          <text:p text:style-name="P60">Intel / Windows; Sun SPARC / Solaris with C, Perl, Oracle 8, OpenLDAP, ActiveX, Kerberos</text:p>
        </text:list-item>
      </text:list>
      <text:p text:style-name="P15"><text:span text:style-name="T45">Audio Engineer | Hum Analog, Portland OR<text:tab/></text:span>2015-2016</text:p>
      <text:p text:style-name="P15"><text:span text:style-name="T24">Audio Engineer | The Sound-O-Mat</text:span><text:span text:style-name="T45">, Portland OR<text:tab/></text:span>1998-2014</text:p>
      <text:p text:style-name="P14">Built and operated audio engineering and post-production studio. Clients included Pelt, Charalambides / Christina Carter, Coil, Bill Horist, KK Null, Legendary Pink Dots, Edward Ka-Spel</text:p>
      <text:list xml:id="list31674831" text:continue-numbering="true" text:style-name="L1">
        <text:list-item>
          <text:p text:style-name="P60">Mac / Windows PC with Logic Pro, CoolEdit Pro, Waves, iZotrope Ozone, Hyperprism</text:p>
        </text:list-item>
      </text:list>
      <text:p text:style-name="P15"><text:span text:style-name="T45">Senior Software Engineer | ADP Dealer Services, Portland OR<text:tab/></text:span>1995-1999</text:p>
      <text:p text:style-name="P30">ADP Dealer Services (now CDK Global) is the largest global provider of integrated information technology and digital marketing solutions to the automotive retail industry.</text:p>
      <text:list xml:id="list31665195" text:continue-numbering="true" text:style-name="L1">
        <text:list-item>
          <text:p text:style-name="P60">Development of systems-level software for auto dealer platforms and infrastructure, evolving from server/terminals to client/server to virtual hosting SaaS / PC workstations architectures. Responsible for productizing, packaging and supporting rebranded customized hardware ranging from servers to peripheral devices to networking. Current vintage of server product is installed in over 12k sites in North America and 27k worldwide.</text:p>
        </text:list-item>
        <text:list-item>
          <text:p text:style-name="P60">Introduced new programming languages to port and rewrite installation and systems tools across multiple platforms (Motorola 88K / System V/88, DEC / Tru64, Intel / Linux, CentOS.) Member of System Engineering Y2K team.</text:p>
        </text:list-item>
        <text:list-item>
          <text:p text:style-name="P60">Lead on design, hardware procurement and installation of dedicated server room hosting 150+ systems across multiple platforms with dedicated routers, switches and load-balancers which allowed creation of private test networks using patch bays (still in use as of 2014.)</text:p>
        </text:list-item>
        <text:list-item>
          <text:p text:style-name="P60">Liaised on multiple joint projects with QA, hardware, networking and support groups. Loaned to QA and hardware projects over deadline to meet release dates.</text:p>
        </text:list-item>
        <text:list-item>
          <text:p text:style-name="P60">Technical lead and support from 1996-1999 for national NADA (auto) and NTEA (truck) trade shows highlighting rollout of new PC-based client platform, including one-day setup and teardown of Unix servers and dozens of clients.</text:p>
        </text:list-item>
        <text:list-item>
          <text:p text:style-name="P60">Helped maintain and evolve System Engineering's build environment from Makefile/CVS to ClearCase (and later to git/Ant.)</text:p>
        </text:list-item>
        <text:list-item>
          <text:p text:style-name="P60">Motorola 88K / System V/88; DEC Alpha / Tru64 UNIX; Compaq PC / Windows and Linux with C, Perl, shell</text:p>
        </text:list-item>
      </text:list>
      <text:p text:style-name="P26"><text:span text:style-name="T33">Systems Admin &amp; Developer | Materials Science Center, Cornell University, Ithaca NY<text:tab/></text:span><text:span text:style-name="T32">1990-1994</text:span></text:p>
      <text:p text:style-name="P18">The Materials Science Department at Cornell University is one of the top-ranked research facilities worldwide.</text:p>
      <text:list xml:id="list31675940" text:continue-numbering="true" text:style-name="L1">
        <text:list-item>
          <text:p text:style-name="P68">Administration and support of all hardware, software and networking in mixed Unix client/server, PC and Mac doctoral and postdoc research environment.</text:p>
        </text:list-item>
        <text:list-item>
          <text:p text:style-name="P70">Unified all servers and accounts under a single domain name for email (sendmail), Web (CERN httpd) and other services.</text:p>
        </text:list-item>
        <text:list-item>
          <text:p text:style-name="P68">Convex C2 / ConvexOS; Sun SPARCstations / SunOS, Solaris; IBM RS/6000 / AIX; PC / MS-DOS, Windows 3.1, Netware, SCO Xenix/Unix; Mac / MacOS with Perl, shell, sendmail, Kerberos</text:p>
        </text:list-item>
      </text:list>
      <text:p text:style-name="P15"><text:span text:style-name="T45">Database Developer | Northern New York Center, Plattsburgh NY<text:tab/><text:tab/></text:span>1987-1990</text:p>
      <text:p text:style-name="P15">Out-patient and daycare mental health facility.</text:p>
      <text:list xml:id="list31678354" text:continue-numbering="true" text:style-name="L1">
        <text:list-item>
          <text:p text:style-name="P68">Redesigned, developed and maintained database system with coded input to handle all client tracking and resultant Federal, State and public/private insurance billing.</text:p>
        </text:list-item>
        <text:list-item>
          <text:p text:style-name="P68">Intel PC / MS-DOS, Netware with R:BASE</text:p>
        </text:list-item>
      </text:list>
      <text:p text:style-name="P15"><text:soft-page-break/><text:span text:style-name="T45">Systems Administrator | SUNY Plattsburgh, Plattsburgh NY<text:tab/><text:tab/></text:span>1987-1990</text:p>
      <text:list xml:id="list31675907" text:continue-numbering="true" text:style-name="L1">
        <text:list-item>
          <text:p text:style-name="P68">Responsible for all hardware and software maintenance and support for multiple PDP-11 servers used for Real-Time Systems and Assembly Language coursework.</text:p>
        </text:list-item>
        <text:list-item>
          <text:p text:style-name="P68">PDP-11/24 &amp; -11/34 / BSD 2.9 &amp; 2.10, RT-11, RSX-11</text:p>
        </text:list-item>
      </text:list>
      <text:p text:style-name="P49">Education &amp; Certification</text:p>
      <text:p text:style-name="P39"><text:tab/>M.Eng. Computer Science, GPA 3.4 (cum laude) – Cornell University, Ithaca NY (1994)<text:line-break/><text:tab/>Focus in Programming Languages, Networking, and Highly-Available Fault-Tolerant Distributed Computing</text:p>
      <text:p text:style-name="P19"><text:tab/>B.S Computer Science, GPA 3.7 (magna cum laude) – SUNY Plattsburgh, Plattsburgh NY (1990)<text:line-break/><text:tab/>Minors in Physics and Math</text:p>
      <text:p text:style-name="P39"><text:tab/>Visual C# / .Net Programming Level 1 &amp; 2, HTML 5 / CSS3 Level 1 &amp; 2 – Portland Community College</text:p>
      <text:p text:style-name="P2"><text:tab/>CISSP (2007-2014), OWASP</text:p>
      <text:p text:style-name="P49">Volunteering</text:p>
      <text:p text:style-name="P13"><text:span text:style-name="T35"><text:tab/></text:span><text:span text:style-name="T37">Transition Projects (TPI)</text:span><text:span text:style-name="T9"> – PC </text:span><text:span text:style-name="T10">Lab Technician &amp; Monitor (2006-2010, 2013-2016)</text:span></text:p>
      <text:p text:style-name="P53"><text:span text:style-name="T4"><text:tab/>Oregon Food Bank</text:span><text:span text:style-name="T6"> – </text:span><text:span text:style-name="T1">Volunteer / Team Captain (2001</text:span><text:span text:style-name="T6"> – </text:span><text:span text:style-name="T1">2006)</text:span></text:p>
      <text:p text:style-name="P1">Technology Summary</text:p>
      <text:p text:style-name="P3"><text:span text:style-name="T45"><text:tab/>Languages</text:span><text:span text:style-name="T30">:</text:span><text:span text:style-name="T45"> </text:span>PHP, Perl, Python, Javascript / jQuery, Java / J2EE, C, C++, C#, Unix shell (bash, csh, ksh, etc.) / <text:tab/>PowerShell, ML/SML, Lisp/Scheme, Erlang, Prolog, Ada, BASIC, Pascal, REXX, misc. assembly</text:p>
      <text:p text:style-name="P3"><text:span text:style-name="T45"><text:tab/>Operating Systems</text:span><text:span text:style-name="T30">: Linux (CentOS, Ubuntu, Debian/Kali, RedHat/Fedora), Unix (SunOS / Solaris, AIX, Tru64, <text:tab/>Sys V/88), Windows (DOS to Win10), Mac OS, VirtualBox / VMWare ESX, Berkeley BSD, FreeBSD, ConvexOS, <text:line-break/><text:tab/>DEC VMS / RSX-11 / RT-11</text:span></text:p>
      <text:p text:style-name="P3"><text:span text:style-name="T45"><text:tab/>Platforms</text:span><text:span text:style-name="T30">: Intel, DEC Alpha, Mac, Motorola 88k, Sun SPARC, Convex, RS/6000, </text:span>PDP-11/24 &amp; 34, DEC VAX</text:p>
      <text:p text:style-name="P4"><text:span text:style-name="T46"><text:tab/>Web/Markup</text:span><text:span text:style-name="T31">: </text:span>HTML / XHTML, CSS / Compass / Sass, RSS / Atom, AJAX, UML, XML / XSL / XSLT, WSDL, JSON / <text:tab/>REST / SOAP</text:p>
      <text:p text:style-name="P10"><text:span text:style-name="T33"><text:tab/>Databases</text:span><text:span text:style-name="T34">: </text:span><text:span text:style-name="T32">MySQL 3.23-5.7, Oracle 7-8i, MS SQL Server 2000-2008, SQLite, Postgres 4.2-PostgreSQL 6, DB2</text:span></text:p>
      <text:p text:style-name="P3"><text:span text:style-name="T45"><text:tab/>Source Control &amp; Build</text:span><text:span text:style-name="T30">: </text:span>Git, Subversion (svn), CVS/rcs, ClearCase, Visual SourceSafe, Vault, make, Ant</text:p>
      <text:p text:style-name="P9"><text:span text:style-name="Strong_20_Emphasis"><text:span text:style-name="T23"><text:tab/>Networking</text:span></text:span><text:span text:style-name="T21">: Full TCP/IP stack and services (HTTP, SMTP, FTP, POP/IMAP, SNMP, SMB etc.), socket UDP/TCP <text:tab/>programming, hardware/software VPN</text:span><text:span text:style-name="T23">, </text:span><text:span text:style-name="T21">routers/firewalls/switches/WAP, monitored UPS</text:span></text:p>
      <text:p text:style-name="P3"><text:span text:style-name="T44"><text:tab/>Quality Assurance &amp; Testing</text:span><text:span text:style-name="T30">: NUnit, Log4j, </text:span>JMeter, FunkLoad, LoadRunner, HTTPerf</text:p>
      <text:p text:style-name="P3"><text:span text:style-name="T45"><text:tab/>Defect Tracking</text:span>: Bugzilla, Lighthouse, Trac, MantisBT, Clear Quest</text:p>
      <text:p text:style-name="P5"><text:span text:style-name="T45"><text:tab/>SDLC</text:span>: Scrum, Agile, Waterfall, Iterative Waterfall, UML 2.0 / Use Cases, Test Driven Development (TDD)</text:p>
      <text:p text:style-name="P5"><text:span text:style-name="T45"><text:tab/>CMS</text:span>: Joomla, Drupal, WordPress, Virtuemart</text:p>
      <text:p text:style-name="P8"><text:span text:style-name="T33"><text:tab/>IDEs</text:span><text:span text:style-name="T34">: Eclipse, MS Visual Studio 2000-2013, vi/emacs</text:span></text:p>
      <text:p text:style-name="P4"><text:span text:style-name="T45"><text:tab/>Patterns</text:span>: Model View Controller (MVC)</text:p>
      <text:p text:style-name="P4">Favorite Design Pattern: SOLID (5 Best Practices of Object Oriented “OO” Analysis &amp; Design)</text:p>
      <text:p text:style-name="P5"><text:span text:style-name="T45"><text:tab/>Productivity</text:span><text:span text:style-name="T30">: MS</text:span> Office Suite, OpenOffice, Visio 2003-2010, Dia, Creately, Adobe Illustrator /<text:tab/>Photoshop, Gimp, <text:tab/>Inkscape</text:p>
      <text:p text:style-name="P6"/>
      <text:p text:style-name="P7">Security &amp; Penetration Testing</text:p>
      <text:p text:style-name="P3"><text:span text:style-name="T45"><text:tab/>Analysis</text:span><text:span text:style-name="T30">:</text:span> Nessus, Nmap/netcat/ntop, arp-scan, DMitry, DNSRecon, SSLyze, skipfish, redfang</text:p>
      <text:p text:style-name="P3"><text:span text:style-name="T45"><text:tab/>Exploit</text:span><text:span text:style-name="T30">:</text:span> JohnTheRipper/hashcat, Armitage/Metasploit Framework, Burp Suite, WPScan, Linux Exploit Suggester</text:p>
      <text:p text:style-name="P3"><text:span text:style-name="T45"><text:tab/>Forensics</text:span><text:span text:style-name="T30">: Capstore, dnSpy</text:span></text:p>
      <text:p text:style-name="P3"><text:span text:style-name="T45"><text:tab/>Network/IDS</text:span><text:span text:style-name="T30">: Snort, Ethereal (some Wireshark)</text:span></text:p>
      <text:p text:style-name="P3"><text:span text:style-name="T45"><text:tab/>Recovery</text:span><text:span text:style-name="T30">: Backup and disaster recovery, fire suppression assessment</text:span></text:p>
      <text:p text:style-name="P3"><text:span text:style-name="T45"><text:tab/>Stress</text:span>: DHCPig, mdk3, fragroute</text:p>
      <text:p text:style-name="P3"><text:span text:style-name="T45"><text:tab/>Wifi</text:span><text:span text:style-name="T30">: Aircrack-ng suite/Kismet, coWPAtty, Reaver</text:span></text:p>
      <text:p text:style-name="P6"/>
      <text:p text:style-name="P49"><text:soft-page-break/>References</text:p>
      <text:p text:style-name="P52">Available by request. U.S. citiz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Verdana1" svg:font-family="Verdana" style:font-adornments="Regular" style:font-family-generic="swiss"/>
    <style:font-face style:name="Roboto1" svg:font-family="Roboto" style:font-pitch="variable"/>
    <style:font-face style:name="Garamond" svg:font-family="Garamond"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Caladea" svg:font-family="Caladea" style:font-family-generic="swiss" style:font-pitch="variable"/>
    <style:font-face style:name="Verdana" svg:font-family="Verdana" style:font-family-generic="swiss" style:font-pitch="variable"/>
    <style:font-face style:name="Caladea1" svg:font-family="Caladea"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Roboto2"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30%" fo:text-align="start" style:text-autospace="ideograph-alpha" style:line-break="strict" style:writing-mode="lr-tb" style:font-independent-line-spacing="false">
        <style:tab-stops/>
      </style:paragraph-properties>
      <style:text-properties fo:color="#666666" style:text-line-through-style="none" style:text-position="0% 100%" fo:font-size="9pt" fo:language="en" fo:country="none" fo:font-style="normal" style:text-underline-style="none" fo:font-weight="normal" style:letter-kerning="true" style:font-size-asian="9pt" style:language-asian="zh" style:country-asian="CN" style:font-style-asian="normal" style:font-weight-asian="normal" style:font-size-complex="9pt" style:language-complex="hi" style:country-complex="IN"/>
    </style:default-style>
    <style:default-style style:family="paragraph">
      <style:paragraph-properties loext:contextual-spacing="false" fo:margin-left="0in" fo:margin-right="0.2083in" fo:margin-top="0.0835in" fo:margin-bottom="0in" fo:line-height="13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2in" style:writing-mode="lr-tb"/>
      <style:text-properties fo:font-variant="normal" fo:text-transform="none" fo:color="#666666" style:text-line-through-style="none" style:text-position="0% 100%" style:font-name="Merriweather" fo:font-size="9pt" fo:language="en" fo:country="none"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4165in" fo:margin-bottom="0in" fo:line-height="100%"/>
      <style:text-properties fo:color="#2079c7" style:font-name="Open Sans" fo:font-weight="bold" style:font-name-asian="Open Sans1" style:font-weight-asian="bold" style:font-name-complex="Open Sans1"/>
    </style:style>
    <style:style style:name="Heading_20_2" style:display-name="Heading 2" style:family="paragraph" style:parent-style-name="normal" style:next-style-name="Standard" style:default-outline-level="" style:class="text">
      <style:paragraph-properties loext:contextual-spacing="false" fo:margin-top="0.222in" fo:margin-bottom="0in" fo:line-height="100%" fo:keep-together="always" fo:keep-with-next="always"/>
      <style:text-properties fo:color="#000000"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paragraph-properties loext:contextual-spacing="false" fo:margin-top="0.0693in" fo:margin-bottom="0.0693in" fo:line-height="100%" fo:keep-together="always" fo:keep-with-next="always"/>
      <style:text-properties fo:color="#666666" style:font-name="Open Sans" fo:font-size="8pt" style:font-name-asian="Open Sans1" style:font-size-asian="8pt" style:font-name-complex="Open Sans1" style:font-size-complex="8pt"/>
    </style:style>
    <style:style style:name="Heading_20_4" style:display-name="Heading 4" style:family="paragraph" style:parent-style-name="normal" style:next-style-name="Standard" style:default-outline-level="" style:class="text">
      <style:paragraph-properties loext:contextual-spacing="false" fo:margin-top="0.111in" fo:margin-bottom="0in"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normal" style:next-style-name="Standard" style:default-outline-level="" style:class="text">
      <style:paragraph-properties loext:contextual-spacing="false" fo:margin-top="0.111in" fo:margin-bottom="0in"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Standard" style:default-outline-level="" style:class="text">
      <style:paragraph-properties loext:contextual-spacing="false" fo:margin-top="0.111in" fo:margin-bottom="0in"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tandard" style:default-outline-level="" style:class="chapter">
      <style:paragraph-properties loext:contextual-spacing="false" fo:margin-top="0in" fo:margin-bottom="0.0835in" fo:line-height="100%"/>
      <style:text-properties fo:color="#000000"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in" fo:margin-bottom="0in" fo:line-height="115%"/>
      <style:text-properties fo:color="#000000" style:font-name="Open Sans" style:font-name-asian="Open Sans1" style:font-name-complex="Open Sans1"/>
    </style:style>
    <style:style style:name="ListLabel_20_1" style:display-name="ListLabel 1" style:family="text">
      <style:text-properties fo:font-size="12pt" style:text-underline-style="none" style:font-name-asian="Roboto2" style:font-size-asian="12pt" style:font-name-complex="Roboto2"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Roboto2" style:font-size-asian="12pt" style:font-name-complex="Roboto2"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font-name-asian="Roboto2" style:font-size-asian="12pt" style:font-name-complex="Roboto2"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size="12pt" style:text-underline-style="none" style:font-name-asian="Roboto2" style:font-size-asian="12pt" style:font-name-complex="Roboto2"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font-name-asian="Roboto2" style:font-size-asian="12pt" style:font-name-complex="Roboto2"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fo:font-family="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prefix="(" style:num-suffix=")" style:num-format="1" text:start-value="916">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fo:font-family="'Times New Roman'" style:font-family-generic="roman" style:font-pitch="variable"/>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fo:font-family="'Times New Roman'" style:font-family-generic="roman" style:font-pitch="variable"/>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fo:font-family="'Times New Roman'" style:font-family-generic="roman" style:font-pitch="variable"/>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fo:font-family="'Times New Roman'" style:font-family-generic="roman" style:font-pitch="variable"/>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fo:font-family="'Times New Roman'" style:font-family-generic="roman" style:font-pitch="variable"/>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fo:font-family="'Times New Roman'" style:font-family-generic="roman" style:font-pitch="variable"/>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fo:font-family="'Times New Roman'" style:font-family-generic="roman" style:font-pitch="variable"/>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fo:font-family="'Times New Roman'"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3in" fo:margin-bottom="0.3in" fo:margin-left="0.4in" fo:margin-right="0.4in" style:shadow="none" style:writing-mode="lr-tb" style:layout-grid-color="#c0c0c0" style:layout-grid-lines="2540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19-07-31T11:47:28.17</dc:date>
    <dc:creator>Rob Vaughn</dc:creator>
    <meta:editing-duration>P14DT1H50M4S</meta:editing-duration>
    <meta:editing-cycles>239</meta:editing-cycles>
    <meta:document-statistic meta:table-count="0" meta:image-count="0" meta:object-count="0" meta:page-count="6" meta:paragraph-count="151" meta:word-count="2545" meta:character-count="17557"/>
  </office:meta>
</office:document-meta>
</file>